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>
      <style:table-cell-properties fo:background-color="#c0c0c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ei" table:style-name="ta1">
        <table:shapes>
          <draw:frame draw:z-index="0" draw:style-name="gr1" draw:text-style-name="P1" svg:width="15.999cm" svg:height="8.999cm" svg:x="14.28cm" svg:y="30.002cm">
            <draw:object draw:notify-on-update-of-ranges="Wei.B1:Wei.B1 Wei.B2:Wei.B61 Wei.J1:Wei.J1 Wei.J2:Wei.J6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21" calcext:value-type="float">
            <text:p>1.21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5" calcext:value-type="float">
            <text:p>3.5</text:p>
          </table:table-cell>
          <table:table-cell office:value-type="float" office:value="14.8" calcext:value-type="float">
            <text:p>14.8</text:p>
          </table:table-cell>
          <table:table-cell office:value-type="float" office:value="77.1" calcext:value-type="float">
            <text:p>77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9" calcext:value-type="float">
            <text:p>0.89</text:p>
          </table:table-cell>
          <table:table-cell office:value-type="float" office:value="-2.13" calcext:value-type="float">
            <text:p>-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.3" calcext:value-type="float">
            <text:p>1.3</text:p>
          </table:table-cell>
          <table:table-cell office:value-type="float" office:value="44.6" calcext:value-type="float">
            <text:p>44.6</text:p>
          </table:table-cell>
          <table:table-cell office:value-type="float" office:value="66.9" calcext:value-type="float">
            <text:p>6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1.16" calcext:value-type="float">
            <text:p>1.1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1.6" calcext:value-type="float">
            <text:p>1.6</text:p>
          </table:table-cell>
          <table:table-cell office:value-type="float" office:value="14.7" calcext:value-type="float">
            <text:p>14.7</text:p>
          </table:table-cell>
          <table:table-cell office:value-type="float" office:value="71.8" calcext:value-type="float">
            <text:p>71.8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05" calcext:value-type="float">
            <text:p>1.05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5.4" calcext:value-type="float">
            <text:p>5.4</text:p>
          </table:table-cell>
          <table:table-cell office:value-type="float" office:value="44.6" calcext:value-type="float">
            <text:p>44.6</text:p>
          </table:table-cell>
          <table:table-cell office:value-type="float" office:value="88.2" calcext:value-type="float">
            <text:p>8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46" calcext:value-type="float">
            <text:p>1.46</text:p>
          </table:table-cell>
          <table:table-cell office:value-type="float" office:value="-0.76" calcext:value-type="float">
            <text:p>-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.3</text:p>
          </table:table-cell>
          <table:table-cell office:value-type="float" office:value="49" calcext:value-type="float">
            <text:p>49</text:p>
          </table:table-cell>
          <table:table-cell office:value-type="float" office:value="75.1" calcext:value-type="float">
            <text:p>75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33" calcext:value-type="float">
            <text:p>1.33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2.2" calcext:value-type="float">
            <text:p>2.2</text:p>
          </table:table-cell>
          <table:table-cell office:value-type="float" office:value="45.1" calcext:value-type="float">
            <text:p>45.1</text:p>
          </table:table-cell>
          <table:table-cell office:value-type="float" office:value="70.8" calcext:value-type="float">
            <text:p>70.8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57.6" calcext:value-type="float">
            <text:p>57.6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office:value-type="float" office:value="-1.31" calcext:value-type="float">
            <text:p>-1.31</text:p>
          </table:table-cell>
          <table:table-cell office:value-type="float" office:value="100" calcext:value-type="float">
            <text:p>100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18.7" calcext:value-type="float">
            <text:p>18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35" calcext:value-type="float">
            <text:p>1.3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4" calcext:value-type="float">
            <text:p>4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-5.2" calcext:value-type="float">
            <text:p>-5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0.7" calcext:value-type="float">
            <text:p>0.7</text:p>
          </table:table-cell>
          <table:table-cell office:value-type="float" office:value="31.5" calcext:value-type="float">
            <text:p>31.5</text:p>
          </table:table-cell>
          <table:table-cell office:value-type="float" office:value="59.4" calcext:value-type="float">
            <text:p>59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-5.21" calcext:value-type="float">
            <text:p>-5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37.2" calcext:value-type="float">
            <text:p>3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float" office:value="52.1" calcext:value-type="float">
            <text:p>52.1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4" calcext:value-type="float">
            <text:p>0.74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8" calcext:value-type="float">
            <text:p>53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64.6" calcext:value-type="float">
            <text:p>64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04" calcext:value-type="float">
            <text:p>1.04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8" calcext:value-type="float">
            <text:p>3.8</text:p>
          </table:table-cell>
          <table:table-cell office:value-type="float" office:value="40.5" calcext:value-type="float">
            <text:p>40.5</text:p>
          </table:table-cell>
          <table:table-cell office:value-type="float" office:value="83.9" calcext:value-type="float">
            <text:p>83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56" calcext:value-type="float">
            <text:p>1.56</text:p>
          </table:table-cell>
          <table:table-cell office:value-type="float" office:value="2.51" calcext:value-type="float">
            <text:p>2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2.4" calcext:value-type="float">
            <text:p>2.4</text:p>
          </table:table-cell>
          <table:table-cell office:value-type="float" office:value="27.5" calcext:value-type="float">
            <text:p>27.5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4" calcext:value-type="float">
            <text:p>1.44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93.9" calcext:value-type="float">
            <text:p>93.9</text:p>
          </table:table-cell>
          <table:table-cell office:value-type="float" office:value="3.9" calcext:value-type="float">
            <text:p>3.9</text:p>
          </table:table-cell>
          <table:table-cell office:value-type="float" office:value="50.8" calcext:value-type="float">
            <text:p>50.8</text:p>
          </table:table-cell>
          <table:table-cell office:value-type="float" office:value="78.7" calcext:value-type="float">
            <text:p>7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1.31" calcext:value-type="float">
            <text:p>1.3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6" calcext:value-type="float">
            <text:p>67.6</text:p>
          </table:table-cell>
          <table:table-cell office:value-type="float" office:value="1.8" calcext:value-type="float">
            <text:p>1.8</text:p>
          </table:table-cell>
          <table:table-cell office:value-type="float" office:value="7.9" calcext:value-type="float">
            <text:p>7.9</text:p>
          </table:table-cell>
          <table:table-cell office:value-type="float" office:value="69.6" calcext:value-type="float">
            <text:p>69.6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2.7" calcext:value-type="float">
            <text:p>2.7</text:p>
          </table:table-cell>
          <table:table-cell office:value-type="float" office:value="8.8" calcext:value-type="float">
            <text:p>8.8</text:p>
          </table:table-cell>
          <table:table-cell office:value-type="float" office:value="72.8" calcext:value-type="float">
            <text:p>72.8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67.3" calcext:value-type="float">
            <text:p>67.3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3" calcext:value-type="float">
            <text:p>88.3</text:p>
          </table:table-cell>
          <table:table-cell office:value-type="float" office:value="1.6" calcext:value-type="float">
            <text:p>1.6</text:p>
          </table:table-cell>
          <table:table-cell office:value-type="float" office:value="18.3" calcext:value-type="float">
            <text:p>18.3</text:p>
          </table:table-cell>
          <table:table-cell office:value-type="float" office:value="79.9" calcext:value-type="float">
            <text:p>7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-2.64" calcext:value-type="float">
            <text:p>-2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3.7" calcext:value-type="float">
            <text:p>3.7</text:p>
          </table:table-cell>
          <table:table-cell office:value-type="float" office:value="16.4" calcext:value-type="float">
            <text:p>16.4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office:value-type="float" office:value="-2.29" calcext:value-type="float">
            <text:p>-2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3.5" calcext:value-type="float">
            <text:p>53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" calcext:value-type="float">
            <text:p>70.1</text:p>
          </table:table-cell>
          <table:table-cell office:value-type="float" office:value="1.6" calcext:value-type="float">
            <text:p>1.6</text:p>
          </table:table-cell>
          <table:table-cell office:value-type="float" office:value="6.7" calcext:value-type="float">
            <text:p>6.7</text:p>
          </table:table-cell>
          <table:table-cell office:value-type="float" office:value="57.4" calcext:value-type="float">
            <text:p>57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-1.88" calcext:value-type="float">
            <text:p>-1.88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9" calcext:value-type="float">
            <text:p>18.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-1.13" calcext:value-type="float">
            <text:p>-1.13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4.16" calcext:value-type="float">
            <text:p>-4.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8.8" calcext:value-type="float">
            <text:p>8.8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-3.66" calcext:value-type="float">
            <text:p>-3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0.7" calcext:value-type="float">
            <text:p>0.7</text:p>
          </table:table-cell>
          <table:table-cell office:value-type="float" office:value="65.5" calcext:value-type="float">
            <text:p>65.5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-3.97" calcext:value-type="float">
            <text:p>-3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56.9" calcext:value-type="float">
            <text:p>56.9</text:p>
          </table:table-cell>
          <table:table-cell office:value-type="float" office:value="69.4" calcext:value-type="float">
            <text:p>6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97" calcext:value-type="float">
            <text:p>0.97</text:p>
          </table:table-cell>
          <table:table-cell office:value-type="float" office:value="-5.3" calcext:value-type="float">
            <text:p>-5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" calcext:value-type="float">
            <text:p>71.6</text:p>
          </table:table-cell>
          <table:table-cell office:value-type="float" office:value="0.2" calcext:value-type="float">
            <text:p>0.2</text:p>
          </table:table-cell>
          <table:table-cell office:value-type="float" office:value="7.8" calcext:value-type="float">
            <text:p>7.8</text:p>
          </table:table-cell>
          <table:table-cell office:value-type="float" office:value="64.9" calcext:value-type="float">
            <text:p>64.9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37" calcext:value-type="float">
            <text:p>1.37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8" calcext:value-type="float">
            <text:p>2.8</text:p>
          </table:table-cell>
          <table:table-cell office:value-type="float" office:value="24.2" calcext:value-type="float">
            <text:p>24.2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 office:value-type="float" office:value="2.8" calcext:value-type="float">
            <text:p>2.8</text:p>
          </table:table-cell>
          <table:table-cell office:value-type="float" office:value="5.7" calcext:value-type="float">
            <text:p>5.7</text:p>
          </table:table-cell>
          <table:table-cell office:value-type="float" office:value="55.2" calcext:value-type="float">
            <text:p>55.2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office:value-type="float" office:value="0.88" calcext:value-type="float">
            <text:p>0.88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23" calcext:value-type="float">
            <text:p>1.2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75.7" calcext:value-type="float">
            <text:p>75.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-3.77" calcext:value-type="float">
            <text:p>-3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  <table:table-cell office:value-type="float" office:value="65.1" calcext:value-type="float">
            <text:p>65.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03" calcext:value-type="float">
            <text:p>1.03</text:p>
          </table:table-cell>
          <table:table-cell office:value-type="float" office:value="-2.07" calcext:value-type="float">
            <text:p>-2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1.9" calcext:value-type="float">
            <text:p>1.9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19.3" calcext:value-type="float">
            <text:p>19.3</text:p>
          </table:table-cell>
          <table:table-cell office:value-type="float" office:value="52.8" calcext:value-type="float">
            <text:p>52.8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6" calcext:value-type="float">
            <text:p>0.6</text:p>
          </table:table-cell>
          <table:table-cell office:value-type="float" office:value="39.9" calcext:value-type="float">
            <text:p>39.9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8" calcext:value-type="float">
            <text:p>0.68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0.9" calcext:value-type="float">
            <text:p>0.9</text:p>
          </table:table-cell>
          <table:table-cell office:value-type="float" office:value="25.4" calcext:value-type="float">
            <text:p>25.4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77" calcext:value-type="float">
            <text:p>0.77</text:p>
          </table:table-cell>
          <table:table-cell office:value-type="float" office:value="-4.87" calcext:value-type="float">
            <text:p>-4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-3.24" calcext:value-type="float">
            <text:p>-3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3.1" calcext:value-type="float">
            <text:p>3.1</text:p>
          </table:table-cell>
          <table:table-cell office:value-type="float" office:value="17.4" calcext:value-type="float">
            <text:p>17.4</text:p>
          </table:table-cell>
          <table:table-cell office:value-type="float" office:value="77.8" calcext:value-type="float">
            <text:p>77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27" calcext:value-type="float">
            <text:p>1.2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73.2" calcext:value-type="float">
            <text:p>73.2</text:p>
          </table:table-cell>
          <table:table-cell office:value-type="float" office:value="3.4" calcext:value-type="float">
            <text:p>3.4</text:p>
          </table:table-cell>
          <table:table-cell office:value-type="float" office:value="10.6" calcext:value-type="float">
            <text:p>10.6</text:p>
          </table:table-cell>
          <table:table-cell office:value-type="float" office:value="70.1" calcext:value-type="float">
            <text:p>70.1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-4.15" calcext:value-type="float">
            <text:p>-4.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50.6" calcext:value-type="float">
            <text:p>50.6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22" calcext:value-type="float">
            <text:p>1.22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66.1" calcext:value-type="float">
            <text:p>66.1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42" calcext:value-type="float">
            <text:p>1.42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2.4" calcext:value-type="float">
            <text:p>2.4</text:p>
          </table:table-cell>
          <table:table-cell office:value-type="float" office:value="17.7" calcext:value-type="float">
            <text:p>17.7</text:p>
          </table:table-cell>
          <table:table-cell office:value-type="float" office:value="62.6" calcext:value-type="float">
            <text:p>62.6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7" calcext:value-type="float">
            <text:p>0.7</text:p>
          </table:table-cell>
          <table:table-cell office:value-type="float" office:value="-5.6" calcext:value-type="float">
            <text:p>-5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43.5" calcext:value-type="float">
            <text:p>43.5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9" calcext:value-type="float">
            <text:p>0.9</text:p>
          </table:table-cell>
          <table:table-cell office:value-type="float" office:value="-0.17" calcext:value-type="float">
            <text:p>-0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0.9" calcext:value-type="float">
            <text:p>0.9</text:p>
          </table:table-cell>
          <table:table-cell office:value-type="float" office:value="17.4" calcext:value-type="float">
            <text:p>17.4</text:p>
          </table:table-cell>
          <table:table-cell office:value-type="float" office:value="64.2" calcext:value-type="float">
            <text:p>64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-5.53" calcext:value-type="float">
            <text:p>-5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7" calcext:value-type="float">
            <text:p>65.7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2.8" calcext:value-type="float">
            <text:p>42.8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office:value-type="float" office:value="2.32" calcext:value-type="float">
            <text:p>2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3.7" calcext:value-type="float">
            <text:p>3.7</text:p>
          </table:table-cell>
          <table:table-cell office:value-type="float" office:value="61.3" calcext:value-type="float">
            <text:p>61.3</text:p>
          </table:table-cell>
          <table:table-cell office:value-type="float" office:value="69.9" calcext:value-type="float">
            <text:p>69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.3" calcext:value-type="float">
            <text:p>0.3</text:p>
          </table:table-cell>
          <table:table-cell office:value-type="float" office:value="18.6" calcext:value-type="float">
            <text:p>18.6</text:p>
          </table:table-cell>
          <table:table-cell office:value-type="float" office:value="62.9" calcext:value-type="float">
            <text:p>62.9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3.41" calcext:value-type="float">
            <text:p>-3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61.8" calcext:value-type="float">
            <text:p>61.8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-3.91" calcext:value-type="float">
            <text:p>-3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1.3" calcext:value-type="float">
            <text:p>1.3</text:p>
          </table:table-cell>
          <table:table-cell office:value-type="float" office:value="32.9" calcext:value-type="float">
            <text:p>32.9</text:p>
          </table:table-cell>
          <table:table-cell office:value-type="float" office:value="71.9" calcext:value-type="float">
            <text:p>71.9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44" calcext:value-type="float">
            <text:p>1.44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2.4" calcext:value-type="float">
            <text:p>2.4</text:p>
          </table:table-cell>
          <table:table-cell office:value-type="float" office:value="35.5" calcext:value-type="float">
            <text:p>35.5</text:p>
          </table:table-cell>
          <table:table-cell office:value-type="float" office:value="72.3" calcext:value-type="float">
            <text:p>72.3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5" calcext:value-type="float">
            <text:p>1.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2.3" calcext:value-type="float">
            <text:p>2.3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-8.23" calcext:value-type="float">
            <text:p>-8.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67.3" calcext:value-type="float">
            <text:p>67.3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8.4" calcext:value-type="float">
            <text:p>48.4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6" calcext:value-type="float">
            <text:p>1.56</text:p>
          </table:table-cell>
          <table:table-cell office:value-type="float" office:value="2.62" calcext:value-type="float">
            <text:p>2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3.9" calcext:value-type="float">
            <text:p>3.9</text:p>
          </table:table-cell>
          <table:table-cell office:value-type="float" office:value="27.2" calcext:value-type="float">
            <text:p>27.2</text:p>
          </table:table-cell>
          <table:table-cell office:value-type="float" office:value="79.4" calcext:value-type="float">
            <text:p>79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9" calcext:value-type="float">
            <text:p>0.29</text:p>
          </table:table-cell>
          <table:table-cell office:value-type="float" office:value="0.68" calcext:value-type="float">
            <text:p>0.68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.3</text:p>
          </table:table-cell>
          <table:table-cell office:value-type="float" office:value="37.3" calcext:value-type="float">
            <text:p>37.3</text:p>
          </table:table-cell>
          <table:table-cell office:value-type="float" office:value="67.5" calcext:value-type="float">
            <text:p>67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3.1" calcext:value-type="float">
            <text:p>3.1</text:p>
          </table:table-cell>
          <table:table-cell office:value-type="float" office:value="31.7" calcext:value-type="float">
            <text:p>31.7</text:p>
          </table:table-cell>
          <table:table-cell office:value-type="float" office:value="76.9" calcext:value-type="float">
            <text:p>76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-5.14" calcext:value-type="float">
            <text:p>-5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21" calcext:value-type="float">
            <text:p>1.21</text:p>
          </table:table-cell>
          <table:table-cell office:value-type="float" office:value="0.29" calcext:value-type="float">
            <text:p>0.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table:formula="of:=0.97-0.88-4" office:value-type="float" office:value="-3.91" calcext:value-type="float">
            <text:p>-3.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1.8" calcext:value-type="float">
            <text:p>21.8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8" calcext:value-type="float">
            <text:p>0.08</text:p>
          </table:table-cell>
          <table:table-cell table:formula="of:=MIN([.E2:.E61])" office:value-type="float" office:value="0.51" calcext:value-type="float">
            <text:p>0.51</text:p>
          </table:table-cell>
          <table:table-cell table:formula="of:=MIN([.F2:.F61])" office:value-type="float" office:value="-8.23" calcext:value-type="float">
            <text:p>-8.23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7" calcext:value-type="float">
            <text:p>20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.4" calcext:value-type="float">
            <text:p>0.4</text:p>
          </table:table-cell>
          <table:table-cell table:formula="of:=MIN([.M2:.M61])" office:value-type="float" office:value="18.7" calcext:value-type="float">
            <text:p>18.7</text:p>
          </table:table-cell>
          <table:table-cell table:formula="of:=MIN([.N2:.N61])"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64" calcext:value-type="float">
            <text:p>64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6" calcext:value-type="float">
            <text:p>1.56</text:p>
          </table:table-cell>
          <table:table-cell table:formula="of:=MAX([.F2:.F61])" office:value-type="float" office:value="3.06" calcext:value-type="float">
            <text:p>3.0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5.4" calcext:value-type="float">
            <text:p>5.4</text:p>
          </table:table-cell>
          <table:table-cell table:formula="of:=MAX([.L2:.L61])" office:value-type="float" office:value="65.5" calcext:value-type="float">
            <text:p>65.5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4.41666666666667" calcext:value-type="float">
            <text:p>4.4166666667</text:p>
          </table:table-cell>
          <table:table-cell table:formula="of:=AVERAGE([.C2:.C61])" office:value-type="float" office:value="40.3" calcext:value-type="float">
            <text:p>40.3</text:p>
          </table:table-cell>
          <table:table-cell table:formula="of:=AVERAGE([.D2:.D61])" office:value-type="float" office:value="0.363" calcext:value-type="float">
            <text:p>0.363</text:p>
          </table:table-cell>
          <table:table-cell table:formula="of:=AVERAGE([.E2:.E61])" office:value-type="float" office:value="0.9705" calcext:value-type="float">
            <text:p>0.9705</text:p>
          </table:table-cell>
          <table:table-cell table:formula="of:=AVERAGE([.F2:.F61])" office:value-type="float" office:value="-1.8405" calcext:value-type="float">
            <text:p>-1.8405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3866666666667" calcext:value-type="float">
            <text:p>85.3866666667</text:p>
          </table:table-cell>
          <table:table-cell table:formula="of:=AVERAGE([.I2:.I61])" office:value-type="float" office:value="72.125" calcext:value-type="float">
            <text:p>72.125</text:p>
          </table:table-cell>
          <table:table-cell table:formula="of:=AVERAGE([.J2:.J61])" office:value-type="float" office:value="74.9283333333333" calcext:value-type="float">
            <text:p>74.9283333333</text:p>
          </table:table-cell>
          <table:table-cell table:formula="of:=AVERAGE([.K2:.K61])" office:value-type="float" office:value="1.64833333333333" calcext:value-type="float">
            <text:p>1.6483333333</text:p>
          </table:table-cell>
          <table:table-cell table:formula="of:=AVERAGE([.L2:.L61])" office:value-type="float" office:value="21.1216666666667" calcext:value-type="float">
            <text:p>21.1216666667</text:p>
          </table:table-cell>
          <table:table-cell table:formula="of:=AVERAGE([.M2:.M61])" office:value-type="float" office:value="64.6133333333334" calcext:value-type="float">
            <text:p>64.6133333333</text:p>
          </table:table-cell>
          <table:table-cell table:formula="of:=AVERAGE([.N2:.N61])" office:value-type="float" office:value="94.1416666666667" calcext:value-type="float">
            <text:p>94.141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4.245625" calcext:value-type="float">
            <text:p>64.24562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Goal Vis %" table:style-name="ta1">
        <table:shapes>
          <draw:frame draw:z-index="0" draw:style-name="gr1" draw:text-style-name="P1" svg:width="16.484cm" svg:height="12.433cm" svg:x="14.127cm" svg:y="30.013cm">
            <draw:object draw:notify-on-update-of-ranges="'Goal Vis %'.D1:'Goal Vis %'.D1 'Goal Vis %'.D2:'Goal Vis %'.D61 'Goal Vis %'.J1:'Goal Vis %'.J1 'Goal Vis %'.J2:'Goal Vis %'.J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.387cm" svg:height="12.246cm" svg:x="30.93cm" svg:y="30.135cm">
            <draw:object draw:notify-on-update-of-ranges="'Goal Vis %'.D1:'Goal Vis %'.D1 'Goal Vis %'.D2:'Goal Vis %'.D61 'Goal Vis %'.N1:'Goal Vis %'.N1 'Goal Vis %'.N2:'Goal Vis %'.N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.38" calcext:value-type="float">
            <text:p>1.38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67.4" calcext:value-type="float">
            <text:p>67.4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36" calcext:value-type="float">
            <text:p>1.36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45.5" calcext:value-type="float">
            <text:p>45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.88" calcext:value-type="float">
            <text:p>0.88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42.6" calcext:value-type="float">
            <text:p>42.6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1.19" calcext:value-type="float">
            <text:p>-1.19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59.1" calcext:value-type="float">
            <text:p>59.1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float" office:value="33.7" calcext:value-type="float">
            <text:p>33.7</text:p>
          </table:table-cell>
          <table:table-cell office:value-type="float" office:value="81.8" calcext:value-type="float">
            <text:p>81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59.4" calcext:value-type="float">
            <text:p>59.4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4" calcext:value-type="float">
            <text:p>0.84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0.87" calcext:value-type="float">
            <text:p>0.8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46.6" calcext:value-type="float">
            <text:p>46.6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9" calcext:value-type="percentage">
            <text:p>39.00%</text:p>
          </table:table-cell>
          <table:table-cell office:value-type="float" office:value="0.83" calcext:value-type="float">
            <text:p>0.8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2.2" calcext:value-type="float">
            <text:p>2.2</text:p>
          </table:table-cell>
          <table:table-cell office:value-type="float" office:value="12.4" calcext:value-type="float">
            <text:p>12.4</text:p>
          </table:table-cell>
          <table:table-cell office:value-type="float" office:value="64.4" calcext:value-type="float">
            <text:p>64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" calcext:value-type="float">
            <text:p>0.9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63.3" calcext:value-type="float">
            <text:p>63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3.29" calcext:value-type="float">
            <text:p>-3.29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0.84" calcext:value-type="float">
            <text:p>0.84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 office:value-type="float" office:value="69.3" calcext:value-type="float">
            <text:p>69.3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1" calcext:value-type="float">
            <text:p>1.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3" calcext:value-type="float">
            <text:p>92.3</text:p>
          </table:table-cell>
          <table:table-cell office:value-type="float" office:value="3.6" calcext:value-type="float">
            <text:p>3.6</text:p>
          </table:table-cell>
          <table:table-cell office:value-type="float" office:value="25.6" calcext:value-type="float">
            <text:p>25.6</text:p>
          </table:table-cell>
          <table:table-cell office:value-type="float" office:value="81.8" calcext:value-type="float">
            <text:p>81.8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1.3" calcext:value-type="float">
            <text:p>1.3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80.2" calcext:value-type="float">
            <text:p>80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08" calcext:value-type="float">
            <text:p>1.08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0.1" calcext:value-type="float">
            <text:p>0.1</text:p>
          </table:table-cell>
          <table:table-cell office:value-type="float" office:value="35.2" calcext:value-type="float">
            <text:p>35.2</text:p>
          </table:table-cell>
          <table:table-cell office:value-type="float" office:value="70.2" calcext:value-type="float">
            <text:p>70.2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1.05" calcext:value-type="float">
            <text:p>1.05</text:p>
          </table:table-cell>
          <table:table-cell office:value-type="float" office:value="0.44" calcext:value-type="float">
            <text:p>0.44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60.8" calcext:value-type="float">
            <text:p>60.8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1" calcext:value-type="float">
            <text:p>1.1</text:p>
          </table:table-cell>
          <table:table-cell office:value-type="float" office:value="-3.79" calcext:value-type="float">
            <text:p>-3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52.3" calcext:value-type="float">
            <text:p>52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7" calcext:value-type="percentage">
            <text:p>47.00%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.3</text:p>
          </table:table-cell>
          <table:table-cell office:value-type="float" office:value="1.5" calcext:value-type="float">
            <text:p>1.5</text:p>
          </table:table-cell>
          <table:table-cell office:value-type="float" office:value="10.7" calcext:value-type="float">
            <text:p>10.7</text:p>
          </table:table-cell>
          <table:table-cell office:value-type="float" office:value="53.1" calcext:value-type="float">
            <text:p>53.1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08" calcext:value-type="float">
            <text:p>1.0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61.4" calcext:value-type="float">
            <text:p>6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.3" calcext:value-type="float">
            <text:p>1.3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office:value-type="float" office:value="1.3" calcext:value-type="float">
            <text:p>1.3</text:p>
          </table:table-cell>
          <table:table-cell office:value-type="float" office:value="21.5" calcext:value-type="float">
            <text:p>21.5</text:p>
          </table:table-cell>
          <table:table-cell office:value-type="float" office:value="60.5" calcext:value-type="float">
            <text:p>60.5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34" calcext:value-type="percentage">
            <text:p>34.00%</text:p>
          </table:table-cell>
          <table:table-cell office:value-type="float" office:value="1.59" calcext:value-type="float">
            <text:p>1.59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63.7" calcext:value-type="float">
            <text:p>63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21" calcext:value-type="percentage">
            <text:p>21.00%</text:p>
          </table:table-cell>
          <table:table-cell office:value-type="float" office:value="0.82" calcext:value-type="float">
            <text:p>0.82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.3" calcext:value-type="float">
            <text:p>0.3</text:p>
          </table:table-cell>
          <table:table-cell office:value-type="float" office:value="33.6" calcext:value-type="float">
            <text:p>33.6</text:p>
          </table:table-cell>
          <table:table-cell office:value-type="float" office:value="67.9" calcext:value-type="float">
            <text:p>67.9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61" calcext:value-type="percentage">
            <text:p>61.00%</text:p>
          </table:table-cell>
          <table:table-cell office:value-type="float" office:value="1.04" calcext:value-type="float">
            <text:p>1.04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2.7" calcext:value-type="float">
            <text:p>2.7</text:p>
          </table:table-cell>
          <table:table-cell office:value-type="float" office:value="9.6" calcext:value-type="float">
            <text:p>9.6</text:p>
          </table:table-cell>
          <table:table-cell office:value-type="float" office:value="75" calcext:value-type="float">
            <text:p>75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-5.81" calcext:value-type="float">
            <text:p>-5.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46.1" calcext:value-type="float">
            <text:p>46.1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1.53" calcext:value-type="float">
            <text:p>1.53</text:p>
          </table:table-cell>
          <table:table-cell office:value-type="float" office:value="2.18" calcext:value-type="float">
            <text:p>2.18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30.3" calcext:value-type="float">
            <text:p>30.3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8" calcext:value-type="float">
            <text:p>0.98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office:value-type="float" office:value="55.5" calcext:value-type="float">
            <text:p>55.5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1" calcext:value-type="float">
            <text:p>0.91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63.6" calcext:value-type="float">
            <text:p>63.6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2" calcext:value-type="float">
            <text:p>0.92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66.5" calcext:value-type="float">
            <text:p>66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97.6" calcext:value-type="float">
            <text:p>97.6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3" calcext:value-type="float">
            <text:p>0.93</text:p>
          </table:table-cell>
          <table:table-cell office:value-type="float" office:value="-0.91" calcext:value-type="float">
            <text:p>-0.91</text:p>
          </table:table-cell>
          <table:table-cell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55.7" calcext:value-type="float">
            <text:p>55.7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1.43" calcext:value-type="float">
            <text:p>1.43</text:p>
          </table:table-cell>
          <table:table-cell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62.3" calcext:value-type="float">
            <text:p>62.3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2" calcext:value-type="float">
            <text:p>0.82</text:p>
          </table:table-cell>
          <table:table-cell office:value-type="float" office:value="-2.37" calcext:value-type="float">
            <text:p>-2.37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2" calcext:value-type="float">
            <text:p>0.2</text:p>
          </table:table-cell>
          <table:table-cell office:value-type="float" office:value="9.1" calcext:value-type="float">
            <text:p>9.1</text:p>
          </table:table-cell>
          <table:table-cell office:value-type="float" office:value="39.6" calcext:value-type="float">
            <text:p>39.6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1" calcext:value-type="float">
            <text:p>1.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9" calcext:value-type="float">
            <text:p>60.9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53.3" calcext:value-type="float">
            <text:p>53.3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45" calcext:value-type="float">
            <text:p>1.45</text:p>
          </table:table-cell>
          <table:table-cell office:value-type="float" office:value="2.05" calcext:value-type="float">
            <text:p>2.0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100" calcext:value-type="float">
            <text:p>100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5" calcext:value-type="percentage">
            <text:p>45.00%</text:p>
          </table:table-cell>
          <table:table-cell office:value-type="float" office:value="0.94" calcext:value-type="float">
            <text:p>0.94</text:p>
          </table:table-cell>
          <table:table-cell office:value-type="float" office:value="2.15" calcext:value-type="float">
            <text:p>2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2.3" calcext:value-type="float">
            <text:p>2.3</text:p>
          </table:table-cell>
          <table:table-cell office:value-type="float" office:value="42.9" calcext:value-type="float">
            <text:p>42.9</text:p>
          </table:table-cell>
          <table:table-cell office:value-type="float" office:value="67.7" calcext:value-type="float">
            <text:p>67.7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94" calcext:value-type="float">
            <text:p>0.94</text:p>
          </table:table-cell>
          <table:table-cell office:value-type="float" office:value="-4.12" calcext:value-type="float">
            <text:p>-4.12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54.2" calcext:value-type="float">
            <text:p>54.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70.2" calcext:value-type="float">
            <text:p>70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51.8" calcext:value-type="float">
            <text:p>51.8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5" calcext:value-type="float">
            <text:p>0.9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float" office:value="12.7" calcext:value-type="float">
            <text:p>12.7</text:p>
          </table:table-cell>
          <table:table-cell office:value-type="float" office:value="70.2" calcext:value-type="float">
            <text:p>70.2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1.21" calcext:value-type="float">
            <text:p>1.21</text:p>
          </table:table-cell>
          <table:table-cell office:value-type="float" office:value="2.83" calcext:value-type="float">
            <text:p>2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.1" calcext:value-type="float">
            <text:p>1.1</text:p>
          </table:table-cell>
          <table:table-cell office:value-type="float" office:value="18.2" calcext:value-type="float">
            <text:p>18.2</text:p>
          </table:table-cell>
          <table:table-cell office:value-type="float" office:value="65.3" calcext:value-type="float">
            <text:p>65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6" calcext:value-type="float">
            <text:p>0.86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64.6" calcext:value-type="float">
            <text:p>64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1" calcext:value-type="float">
            <text:p>0.81</text:p>
          </table:table-cell>
          <table:table-cell office:value-type="float" office:value="-5.28" calcext:value-type="float">
            <text:p>-5.28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53.5" calcext:value-type="float">
            <text:p>53.5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3" calcext:value-type="percentage">
            <text:p>63.00%</text:p>
          </table:table-cell>
          <table:table-cell office:value-type="float" office:value="1.17" calcext:value-type="float">
            <text:p>1.17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2.4" calcext:value-type="float">
            <text:p>2.4</text:p>
          </table:table-cell>
          <table:table-cell office:value-type="float" office:value="30.3" calcext:value-type="float">
            <text:p>30.3</text:p>
          </table:table-cell>
          <table:table-cell office:value-type="float" office:value="69.8" calcext:value-type="float">
            <text:p>69.8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0.92" calcext:value-type="float">
            <text:p>0.92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06" calcext:value-type="float">
            <text:p>1.06</text:p>
          </table:table-cell>
          <table:table-cell office:value-type="float" office:value="0.34" calcext:value-type="float">
            <text:p>0.34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4.4" calcext:value-type="float">
            <text:p>54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5" calcext:value-type="float">
            <text:p>1.35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4.2" calcext:value-type="float">
            <text:p>4.2</text:p>
          </table:table-cell>
          <table:table-cell office:value-type="float" office:value="33.4" calcext:value-type="float">
            <text:p>33.4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2" calcext:value-type="percentage">
            <text:p>22.00%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49.4" calcext:value-type="float">
            <text:p>49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1" calcext:value-type="float">
            <text:p>1.1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1.77" calcext:value-type="float">
            <text:p>1.77</text:p>
          </table:table-cell>
          <table:table-cell office:value-type="float" office:value="2.88" calcext:value-type="float">
            <text:p>2.88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2.5" calcext:value-type="float">
            <text:p>22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1.48" calcext:value-type="float">
            <text:p>1.48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2.3" calcext:value-type="float">
            <text:p>2.3</text:p>
          </table:table-cell>
          <table:table-cell office:value-type="float" office:value="26.2" calcext:value-type="float">
            <text:p>26.2</text:p>
          </table:table-cell>
          <table:table-cell office:value-type="float" office:value="83.2" calcext:value-type="float">
            <text:p>83.2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1.6" calcext:value-type="float">
            <text:p>1.6</text:p>
          </table:table-cell>
          <table:table-cell office:value-type="float" office:value="11.2" calcext:value-type="float">
            <text:p>11.2</text:p>
          </table:table-cell>
          <table:table-cell office:value-type="float" office:value="45.6" calcext:value-type="float">
            <text:p>45.6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28" calcext:value-type="float">
            <text:p>1.28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.9</text:p>
          </table:table-cell>
          <table:table-cell office:value-type="float" office:value="0.4" calcext:value-type="float">
            <text:p>0.4</text:p>
          </table:table-cell>
          <table:table-cell office:value-type="float" office:value="19.7" calcext:value-type="float">
            <text:p>19.7</text:p>
          </table:table-cell>
          <table:table-cell office:value-type="float" office:value="54.9" calcext:value-type="float">
            <text:p>54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9.7" calcext:value-type="float">
            <text:p>59.7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3" calcext:value-type="float">
            <text:p>0.93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9.7" calcext:value-type="float">
            <text:p>79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23" calcext:value-type="float">
            <text:p>1.23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47.9" calcext:value-type="float">
            <text:p>4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" calcext:value-type="float">
            <text:p>0.9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56.2" calcext:value-type="float">
            <text:p>56.2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  <table:table-cell office:value-type="float" office:value="58.7" calcext:value-type="float">
            <text:p>58.7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style-name="Default" table:formula="of:=MIN([.D2:.D61])" office:value-type="float" office:value="0.01" calcext:value-type="float">
            <text:p>0.01</text:p>
          </table:table-cell>
          <table:table-cell table:formula="of:=MIN([.E2:.E61])" office:value-type="float" office:value="0.75" calcext:value-type="float">
            <text:p>0.75</text:p>
          </table:table-cell>
          <table:table-cell table:formula="of:=MIN([.F2:.F61])" office:value-type="float" office:value="-5.81" calcext:value-type="float">
            <text:p>-5.8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47.2" calcext:value-type="float">
            <text:p>47.2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8" calcext:value-type="float">
            <text:p>12.8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2" calcext:value-type="float">
            <text:p>2.2</text:p>
          </table:table-cell>
          <table:table-cell table:formula="of:=MIN([.M2:.M61])" office:value-type="float" office:value="22.5" calcext:value-type="float">
            <text:p>22.5</text:p>
          </table:table-cell>
          <table:table-cell table:formula="of:=MIN([.N2:.N61])"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48" calcext:value-type="float">
            <text:p>48</text:p>
          </table:table-cell>
          <table:table-cell table:style-name="Default" table:formula="of:=MAX([.D2:.D61])" office:value-type="float" office:value="0.72" calcext:value-type="float">
            <text:p>0.72</text:p>
          </table:table-cell>
          <table:table-cell table:formula="of:=MAX([.E2:.E61])" office:value-type="float" office:value="1.77" calcext:value-type="float">
            <text:p>1.77</text:p>
          </table:table-cell>
          <table:table-cell table:formula="of:=MAX([.F2:.F61])" office:value-type="float" office:value="3.54" calcext:value-type="float">
            <text:p>3.54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5" calcext:value-type="float">
            <text:p>5</text:p>
          </table:table-cell>
          <table:table-cell table:formula="of:=MAX([.L2:.L61])" office:value-type="float" office:value="42.9" calcext:value-type="float">
            <text:p>42.9</text:p>
          </table:table-cell>
          <table:table-cell table:formula="of:=MAX([.M2:.M61])" office:value-type="float" office:value="83.2" calcext:value-type="float">
            <text:p>83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08333333333333" calcext:value-type="float">
            <text:p>2.0833333333</text:p>
          </table:table-cell>
          <table:table-cell table:formula="of:=AVERAGE([.C2:.C61])" office:value-type="float" office:value="38.4666666666667" calcext:value-type="float">
            <text:p>38.4666666667</text:p>
          </table:table-cell>
          <table:table-cell table:style-name="Default" table:formula="of:=AVERAGE([.D2:.D61])" office:value-type="float" office:value="0.208" calcext:value-type="float">
            <text:p>0.208</text:p>
          </table:table-cell>
          <table:table-cell table:formula="of:=AVERAGE([.E2:.E61])" office:value-type="float" office:value="1.08833333333333" calcext:value-type="float">
            <text:p>1.0883333333</text:p>
          </table:table-cell>
          <table:table-cell table:formula="of:=AVERAGE([.F2:.F61])" office:value-type="float" office:value="0.795666666666667" calcext:value-type="float">
            <text:p>0.7956666667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9.2216666666667" calcext:value-type="float">
            <text:p>89.2216666667</text:p>
          </table:table-cell>
          <table:table-cell table:formula="of:=AVERAGE([.I2:.I61])" office:value-type="float" office:value="58.3033333333333" calcext:value-type="float">
            <text:p>58.3033333333</text:p>
          </table:table-cell>
          <table:table-cell table:formula="of:=AVERAGE([.J2:.J61])" office:value-type="float" office:value="74.385" calcext:value-type="float">
            <text:p>74.385</text:p>
          </table:table-cell>
          <table:table-cell table:formula="of:=AVERAGE([.K2:.K61])" office:value-type="float" office:value="1.20666666666667" calcext:value-type="float">
            <text:p>1.2066666667</text:p>
          </table:table-cell>
          <table:table-cell table:formula="of:=AVERAGE([.L2:.L61])" office:value-type="float" office:value="15.475" calcext:value-type="float">
            <text:p>15.475</text:p>
          </table:table-cell>
          <table:table-cell table:formula="of:=AVERAGE([.M2:.M61])" office:value-type="float" office:value="60.1283333333333" calcext:value-type="float">
            <text:p>60.1283333333</text:p>
          </table:table-cell>
          <table:table-cell table:formula="of:=AVERAGE([.N2:.N61])" office:value-type="float" office:value="94.5383333333333" calcext:value-type="float">
            <text:p>94.538333333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1.6572916666667" calcext:value-type="float">
            <text:p>61.6572916667</text:p>
          </table:table-cell>
          <table:table-cell/>
          <table:table-cell table:style-name="Default" office:value-type="string" calcext:value-type="string">
            <text:p>Folder</text:p>
          </table:table-cell>
          <table:table-cell office:value-type="string" calcext:value-type="string">
            <text:p>Goal Vis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Vis Mag." table:style-name="ta1">
        <table:shapes>
          <draw:frame draw:z-index="0" draw:style-name="gr1" draw:text-style-name="P1" svg:width="18.321cm" svg:height="11.063cm" svg:x="16.481cm" svg:y="30.609cm">
            <draw:object draw:notify-on-update-of-ranges="'Vis Mag.'.E1:'Vis Mag.'.E1 'Vis Mag.'.E2:'Vis Mag.'.E61 'Vis Mag.'.J1:'Vis Mag.'.J1 'Vis Mag.'.J2:'Vis Mag.'.J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1.01" calcext:value-type="float">
            <text:p>1.01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6" calcext:value-type="float">
            <text:p>2.6</text:p>
          </table:table-cell>
          <table:table-cell office:value-type="float" office:value="43.7" calcext:value-type="float">
            <text:p>43.7</text:p>
          </table:table-cell>
          <table:table-cell office:value-type="float" office:value="85.3" calcext:value-type="float">
            <text:p>8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56.1" calcext:value-type="float">
            <text:p>5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42.2" calcext:value-type="float">
            <text:p>42.2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2.3" calcext:value-type="float">
            <text:p>2.3</text:p>
          </table:table-cell>
          <table:table-cell office:value-type="float" office:value="21.5" calcext:value-type="float">
            <text:p>21.5</text:p>
          </table:table-cell>
          <table:table-cell office:value-type="float" office:value="76" calcext:value-type="float">
            <text:p>76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 office:value-type="float" office:value="0.59" calcext:value-type="float">
            <text:p>0.59</text:p>
          </table:table-cell>
          <table:table-cell office:value-type="float" office:value="-4.58" calcext:value-type="float">
            <text:p>-4.58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25.9" calcext:value-type="float">
            <text:p>25.9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-0.69" calcext:value-type="float">
            <text:p>-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4" calcext:value-type="float">
            <text:p>2.4</text:p>
          </table:table-cell>
          <table:table-cell office:value-type="float" office:value="24" calcext:value-type="float">
            <text:p>24</text:p>
          </table:table-cell>
          <table:table-cell office:value-type="float" office:value="83.5" calcext:value-type="float">
            <text:p>83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.1</text:p>
          </table:table-cell>
          <table:table-cell office:value-type="float" office:value="27.5" calcext:value-type="float">
            <text:p>27.5</text:p>
          </table:table-cell>
          <table:table-cell office:value-type="float" office:value="77.2" calcext:value-type="float">
            <text:p>77.2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1" calcext:value-type="float">
            <text:p>1.21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4.9" calcext:value-type="float">
            <text:p>4.9</text:p>
          </table:table-cell>
          <table:table-cell office:value-type="float" office:value="12.8" calcext:value-type="float">
            <text:p>12.8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71" calcext:value-type="float">
            <text:p>0.71</text:p>
          </table:table-cell>
          <table:table-cell office:value-type="float" office:value="-0.27" calcext:value-type="float">
            <text:p>-0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71.1" calcext:value-type="float">
            <text:p>71.1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office:value-type="float" office:value="-1.59" calcext:value-type="float">
            <text:p>-1.5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60.9" calcext:value-type="float">
            <text:p>6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-2.09" calcext:value-type="float">
            <text:p>-2.09</text:p>
          </table:table-cell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53.3" calcext:value-type="float">
            <text:p>53.3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09" calcext:value-type="float">
            <text:p>0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.9" calcext:value-type="float">
            <text:p>20.9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29.4" calcext:value-type="float">
            <text:p>29.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1.34" calcext:value-type="float">
            <text:p>1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  <table:table-cell office:value-type="float" office:value="77.3" calcext:value-type="float">
            <text:p>77.3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-1.6" calcext:value-type="float">
            <text:p>-1.6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24.7" calcext:value-type="float">
            <text:p>24.7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-4.46" calcext:value-type="float">
            <text:p>-4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1" calcext:value-type="float">
            <text:p>76.1</text:p>
          </table:table-cell>
          <table:table-cell office:value-type="float" office:value="0.7" calcext:value-type="float">
            <text:p>0.7</text:p>
          </table:table-cell>
          <table:table-cell office:value-type="float" office:value="27.6" calcext:value-type="float">
            <text:p>27.6</text:p>
          </table:table-cell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-1.89" calcext:value-type="float">
            <text:p>-1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73.6" calcext:value-type="float">
            <text:p>73.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4" calcext:value-type="float">
            <text:p>1.14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.2" calcext:value-type="float">
            <text:p>65.2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73.4" calcext:value-type="float">
            <text:p>73.4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.1</text:p>
          </table:table-cell>
          <table:table-cell office:value-type="float" office:value="16.7" calcext:value-type="float">
            <text:p>16.7</text:p>
          </table:table-cell>
          <table:table-cell office:value-type="float" office:value="73.1" calcext:value-type="float">
            <text:p>73.1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37" calcext:value-type="float">
            <text:p>1.37</text:p>
          </table:table-cell>
          <table:table-cell office:value-type="float" office:value="1.93" calcext:value-type="float">
            <text:p>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4.3" calcext:value-type="float">
            <text:p>4.3</text:p>
          </table:table-cell>
          <table:table-cell office:value-type="float" office:value="23.5" calcext:value-type="float">
            <text:p>23.5</text:p>
          </table:table-cell>
          <table:table-cell office:value-type="float" office:value="75.6" calcext:value-type="float">
            <text:p>75.6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3.2" calcext:value-type="float">
            <text:p>3.2</text:p>
          </table:table-cell>
          <table:table-cell office:value-type="float" office:value="34.8" calcext:value-type="float">
            <text:p>34.8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74.5" calcext:value-type="float">
            <text:p>74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9" calcext:value-type="float">
            <text:p>1.09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2.7" calcext:value-type="float">
            <text:p>2.7</text:p>
          </table:table-cell>
          <table:table-cell office:value-type="float" office:value="30.6" calcext:value-type="float">
            <text:p>30.6</text:p>
          </table:table-cell>
          <table:table-cell office:value-type="float" office:value="77.3" calcext:value-type="float">
            <text:p>77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  <table:table-cell office:value-type="float" office:value="2.61" calcext:value-type="float">
            <text:p>2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3.8" calcext:value-type="float">
            <text:p>3.8</text:p>
          </table:table-cell>
          <table:table-cell office:value-type="float" office:value="21.9" calcext:value-type="float">
            <text:p>21.9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-1.05" calcext:value-type="float">
            <text:p>-1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-2.49" calcext:value-type="float">
            <text:p>-2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7" calcext:value-type="float">
            <text:p>2.7</text:p>
          </table:table-cell>
          <table:table-cell office:value-type="float" office:value="24.4" calcext:value-type="float">
            <text:p>24.4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-1.99" calcext:value-type="float">
            <text:p>-1.99</text:p>
          </table:table-cell>
          <table:table-cell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33" calcext:value-type="float">
            <text:p>1.33</text:p>
          </table:table-cell>
          <table:table-cell office:value-type="float" office:value="2.95" calcext:value-type="float">
            <text:p>2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4.7" calcext:value-type="float">
            <text:p>4.7</text:p>
          </table:table-cell>
          <table:table-cell office:value-type="float" office:value="31.6" calcext:value-type="float">
            <text:p>31.6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11" calcext:value-type="float">
            <text:p>1.11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2.5" calcext:value-type="float">
            <text:p>2.5</text:p>
          </table:table-cell>
          <table:table-cell office:value-type="float" office:value="19.7" calcext:value-type="float">
            <text:p>19.7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74" calcext:value-type="float">
            <text:p>0.74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.1" calcext:value-type="float">
            <text:p>2.1</text:p>
          </table:table-cell>
          <table:table-cell office:value-type="float" office:value="6.6" calcext:value-type="float">
            <text:p>6.6</text:p>
          </table:table-cell>
          <table:table-cell office:value-type="float" office:value="75" calcext:value-type="float">
            <text:p>7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-1.62" calcext:value-type="float">
            <text:p>-1.62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3.8" calcext:value-type="float">
            <text:p>33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office:value-type="float" office:value="3.11" calcext:value-type="float">
            <text:p>3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3.4" calcext:value-type="float">
            <text:p>3.4</text:p>
          </table:table-cell>
          <table:table-cell office:value-type="float" office:value="23.3" calcext:value-type="float">
            <text:p>23.3</text:p>
          </table:table-cell>
          <table:table-cell office:value-type="float" office:value="73.5" calcext:value-type="float">
            <text:p>73.5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5" calcext:value-type="float">
            <text:p>1.5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1" calcext:value-type="float">
            <text:p>0.41</text:p>
          </table:table-cell>
          <table:table-cell office:value-type="float" office:value="-4.3" calcext:value-type="float">
            <text:p>-4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2.6" calcext:value-type="float">
            <text:p>2.6</text:p>
          </table:table-cell>
          <table:table-cell office:value-type="float" office:value="21.8" calcext:value-type="float">
            <text:p>21.8</text:p>
          </table:table-cell>
          <table:table-cell office:value-type="float" office:value="81.3" calcext:value-type="float">
            <text:p>81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1" calcext:value-type="float">
            <text:p>4.1</text:p>
          </table:table-cell>
          <table:table-cell office:value-type="float" office:value="19.3" calcext:value-type="float">
            <text:p>19.3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-0.68" calcext:value-type="float">
            <text:p>-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-0.02" calcext:value-type="float">
            <text:p>-0.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1.4" calcext:value-type="float">
            <text:p>1.4</text:p>
          </table:table-cell>
          <table:table-cell office:value-type="float" office:value="30" calcext:value-type="float">
            <text:p>30</text:p>
          </table:table-cell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-4.74" calcext:value-type="float">
            <text:p>-4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58.3" calcext:value-type="float">
            <text:p>58.3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2.2" calcext:value-type="float">
            <text:p>2.2</text:p>
          </table:table-cell>
          <table:table-cell office:value-type="float" office:value="9.7" calcext:value-type="float">
            <text:p>9.7</text:p>
          </table:table-cell>
          <table:table-cell office:value-type="float" office:value="74.6" calcext:value-type="float">
            <text:p>74.6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2.1" calcext:value-type="float">
            <text:p>2.1</text:p>
          </table:table-cell>
          <table:table-cell office:value-type="float" office:value="21.2" calcext:value-type="float">
            <text:p>21.2</text:p>
          </table:table-cell>
          <table:table-cell office:value-type="float" office:value="66.8" calcext:value-type="float">
            <text:p>66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" calcext:value-type="float">
            <text:p>91.6</text:p>
          </table:table-cell>
          <table:table-cell office:value-type="float" office:value="1.9" calcext:value-type="float">
            <text:p>1.9</text:p>
          </table:table-cell>
          <table:table-cell office:value-type="float" office:value="10.1" calcext:value-type="float">
            <text:p>10.1</text:p>
          </table:table-cell>
          <table:table-cell office:value-type="float" office:value="77.2" calcext:value-type="float">
            <text:p>77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2.2" calcext:value-type="float">
            <text:p>2.2</text:p>
          </table:table-cell>
          <table:table-cell office:value-type="float" office:value="19.7" calcext:value-type="float">
            <text:p>19.7</text:p>
          </table:table-cell>
          <table:table-cell office:value-type="float" office:value="82.2" calcext:value-type="float">
            <text:p>8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13" calcext:value-type="float">
            <text:p>1.13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7" calcext:value-type="float">
            <text:p>3.7</text:p>
          </table:table-cell>
          <table:table-cell office:value-type="float" office:value="40.5" calcext:value-type="float">
            <text:p>40.5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-1.92" calcext:value-type="float">
            <text:p>-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9.6" calcext:value-type="float">
            <text:p>19.6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-0.6" calcext:value-type="float">
            <text:p>-0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49.6" calcext:value-type="float">
            <text:p>49.6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9" calcext:value-type="float">
            <text:p>0.69</text:p>
          </table:table-cell>
          <table:table-cell office:value-type="float" office:value="-2.43" calcext:value-type="float">
            <text:p>-2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.2</text:p>
          </table:table-cell>
          <table:table-cell office:value-type="float" office:value="12.5" calcext:value-type="float">
            <text:p>12.5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1.9" calcext:value-type="float">
            <text:p>1.9</text:p>
          </table:table-cell>
          <table:table-cell office:value-type="float" office:value="18.6" calcext:value-type="float">
            <text:p>18.6</text:p>
          </table:table-cell>
          <table:table-cell office:value-type="float" office:value="71.8" calcext:value-type="float">
            <text:p>71.8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1" calcext:value-type="float">
            <text:p>1.01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3.5" calcext:value-type="float">
            <text:p>3.5</text:p>
          </table:table-cell>
          <table:table-cell office:value-type="float" office:value="38.5" calcext:value-type="float">
            <text:p>38.5</text:p>
          </table:table-cell>
          <table:table-cell office:value-type="float" office:value="82.3" calcext:value-type="float">
            <text:p>82.3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48" calcext:value-type="float">
            <text:p>1.48</text:p>
          </table:table-cell>
          <table:table-cell office:value-type="float" office:value="2.09" calcext:value-type="float">
            <text:p>2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3.9" calcext:value-type="float">
            <text:p>3.9</text:p>
          </table:table-cell>
          <table:table-cell office:value-type="float" office:value="9.1" calcext:value-type="float">
            <text:p>9.1</text:p>
          </table:table-cell>
          <table:table-cell office:value-type="float" office:value="74.7" calcext:value-type="float">
            <text:p>74.7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1.8" calcext:value-type="float">
            <text:p>1.8</text:p>
          </table:table-cell>
          <table:table-cell office:value-type="float" office:value="40.3" calcext:value-type="float">
            <text:p>40.3</text:p>
          </table:table-cell>
          <table:table-cell office:value-type="float" office:value="71.7" calcext:value-type="float">
            <text:p>71.7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6" calcext:value-type="float">
            <text:p>1.26</text:p>
          </table:table-cell>
          <table:table-cell office:value-type="float" office:value="1.69" calcext:value-type="float">
            <text:p>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3.7" calcext:value-type="float">
            <text:p>3.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3.9" calcext:value-type="float">
            <text:p>73.9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2.76" calcext:value-type="float">
            <text:p>2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  <table:table-cell office:value-type="float" office:value="3.4" calcext:value-type="float">
            <text:p>3.4</text:p>
          </table:table-cell>
          <table:table-cell office:value-type="float" office:value="27.4" calcext:value-type="float">
            <text:p>27.4</text:p>
          </table:table-cell>
          <table:table-cell office:value-type="float" office:value="81.1" calcext:value-type="float">
            <text:p>81.1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83" calcext:value-type="float">
            <text:p>0.83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3.9" calcext:value-type="float">
            <text:p>3.9</text:p>
          </table:table-cell>
          <table:table-cell office:value-type="float" office:value="20.1" calcext:value-type="float">
            <text:p>20.1</text:p>
          </table:table-cell>
          <table:table-cell office:value-type="float" office:value="68.2" calcext:value-type="float">
            <text:p>68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-2.95" calcext:value-type="float">
            <text:p>-2.9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.9" calcext:value-type="float">
            <text:p>0.9</text:p>
          </table:table-cell>
          <table:table-cell office:value-type="float" office:value="50.2" calcext:value-type="float">
            <text:p>50.2</text:p>
          </table:table-cell>
          <table:table-cell office:value-type="float" office:value="81.1" calcext:value-type="float">
            <text:p>81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0.52" calcext:value-type="float">
            <text:p>-0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1.1" calcext:value-type="float">
            <text:p>1.1</text:p>
          </table:table-cell>
          <table:table-cell office:value-type="float" office:value="28.2" calcext:value-type="float">
            <text:p>28.2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2.63" calcext:value-type="float">
            <text:p>-2.63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100" calcext:value-type="float">
            <text:p>100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25.7" calcext:value-type="float">
            <text:p>25.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73" calcext:value-type="float">
            <text:p>0.73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7" calcext:value-type="float">
            <text:p>2.7</text:p>
          </table:table-cell>
          <table:table-cell office:value-type="float" office:value="25.3" calcext:value-type="float">
            <text:p>25.3</text:p>
          </table:table-cell>
          <table:table-cell office:value-type="float" office:value="76.7" calcext:value-type="float">
            <text:p>76.7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  <table:table-cell office:value-type="float" office:value="-0.18" calcext:value-type="float">
            <text:p>-0.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48.8" calcext:value-type="float">
            <text:p>48.8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6" calcext:value-type="float">
            <text:p>0.06</text:p>
          </table:table-cell>
          <table:table-cell table:formula="of:=MIN([.E2:.E61])" office:value-type="float" office:value="0.36" calcext:value-type="float">
            <text:p>0.36</text:p>
          </table:table-cell>
          <table:table-cell table:formula="of:=MIN([.F2:.F61])" office:value-type="float" office:value="-4.74" calcext:value-type="float">
            <text:p>-4.74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9" calcext:value-type="float">
            <text:p>20.9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8" calcext:value-type="float">
            <text:p>2.8</text:p>
          </table:table-cell>
          <table:table-cell table:formula="of:=MIN([.M2:.M61])" office:value-type="float" office:value="19.6" calcext:value-type="float">
            <text:p>19.6</text:p>
          </table:table-cell>
          <table:table-cell table:formula="of:=MIN([.N2:.N61])"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72" calcext:value-type="float">
            <text:p>7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3.29" calcext:value-type="float">
            <text:p>3.29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8.9" calcext:value-type="float">
            <text:p>98.9</text:p>
          </table:table-cell>
          <table:table-cell table:formula="of:=MAX([.K2:.K61])" office:value-type="float" office:value="6" calcext:value-type="float">
            <text:p>6</text:p>
          </table:table-cell>
          <table:table-cell table:formula="of:=MAX([.L2:.L61])" office:value-type="float" office:value="86" calcext:value-type="float">
            <text:p>86</text:p>
          </table:table-cell>
          <table:table-cell table:formula="of:=MAX([.M2:.M61])" office:value-type="float" office:value="87.4" calcext:value-type="float">
            <text:p>87.4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48333333333333" calcext:value-type="float">
            <text:p>2.4833333333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99666666666667" calcext:value-type="float">
            <text:p>0.3996666667</text:p>
          </table:table-cell>
          <table:table-cell table:formula="of:=AVERAGE([.E2:.E61])" office:value-type="float" office:value="0.873166666666666" calcext:value-type="float">
            <text:p>0.8731666667</text:p>
          </table:table-cell>
          <table:table-cell table:formula="of:=AVERAGE([.F2:.F61])" office:value-type="float" office:value="-0.100333333333333" calcext:value-type="float">
            <text:p>-0.100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3.0483333333333" calcext:value-type="float">
            <text:p>83.0483333333</text:p>
          </table:table-cell>
          <table:table-cell table:formula="of:=AVERAGE([.I2:.I61])" office:value-type="float" office:value="76.6666666666667" calcext:value-type="float">
            <text:p>76.6666666667</text:p>
          </table:table-cell>
          <table:table-cell table:formula="of:=AVERAGE([.J2:.J61])" office:value-type="float" office:value="82.64" calcext:value-type="float">
            <text:p>82.64</text:p>
          </table:table-cell>
          <table:table-cell table:formula="of:=AVERAGE([.K2:.K61])" office:value-type="float" office:value="2.20666666666667" calcext:value-type="float">
            <text:p>2.2066666667</text:p>
          </table:table-cell>
          <table:table-cell table:formula="of:=AVERAGE([.L2:.L61])" office:value-type="float" office:value="21.45" calcext:value-type="float">
            <text:p>21.45</text:p>
          </table:table-cell>
          <table:table-cell table:formula="of:=AVERAGE([.M2:.M61])" office:value-type="float" office:value="68.6266666666667" calcext:value-type="float">
            <text:p>68.6266666667</text:p>
          </table:table-cell>
          <table:table-cell table:formula="of:=AVERAGE([.N2:.N61])" office:value-type="float" office:value="95.1316666666667" calcext:value-type="float">
            <text:p>95.131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6.22125" calcext:value-type="float">
            <text:p>66.2212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VisMa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Weighted Sum" table:style-name="ta1">
        <table:shapes>
          <draw:frame draw:z-index="0" draw:style-name="gr1" draw:text-style-name="P1" svg:width="15.999cm" svg:height="8.999cm" svg:x="13.6cm" svg:y="32.965cm">
            <draw:object draw:notify-on-update-of-ranges="'Weighted Sum'.B1:'Weighted Sum'.B1 'Weighted Sum'.F2:'Weighted Sum'.F61 'Weighted Sum'.F1:'Weighted Sum'.F1 'Weighted Sum'.B2:'Weighted Sum'.B6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30.393cm" svg:y="33.023cm">
            <draw:object draw:notify-on-update-of-ranges="'Weighted Sum'.F1:'Weighted Sum'.F1 'Weighted Sum'.F2:'Weighted Sum'.F61 'Weighted Sum'.J1:'Weighted Sum'.J1 'Weighted Sum'.J2:'Weighted Sum'.J6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5" calcext:value-type="float">
            <text:p>0.55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63.3" calcext:value-type="float">
            <text:p>63.3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9" calcext:value-type="float">
            <text:p>0.99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.8</text:p>
          </table:table-cell>
          <table:table-cell office:value-type="float" office:value="3" calcext:value-type="float">
            <text:p>3</text:p>
          </table:table-cell>
          <table:table-cell office:value-type="float" office:value="40.2" calcext:value-type="float">
            <text:p>40.2</text:p>
          </table:table-cell>
          <table:table-cell office:value-type="float" office:value="76.5" calcext:value-type="float">
            <text:p>76.5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0.2" calcext:value-type="float">
            <text:p>0.2</text:p>
          </table:table-cell>
          <table:table-cell office:value-type="float" office:value="40.2" calcext:value-type="float">
            <text:p>40.2</text:p>
          </table:table-cell>
          <table:table-cell office:value-type="float" office:value="54.4" calcext:value-type="float">
            <text:p>54.4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" calcext:value-type="float">
            <text:p>1.2</text:p>
          </table:table-cell>
          <table:table-cell office:value-type="float" office:value="2.69" calcext:value-type="float">
            <text:p>2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3.5" calcext:value-type="float">
            <text:p>3.5</text:p>
          </table:table-cell>
          <table:table-cell office:value-type="float" office:value="27.8" calcext:value-type="float">
            <text:p>27.8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1.35" calcext:value-type="float">
            <text:p>1.3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55.6" calcext:value-type="float">
            <text:p>55.6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4" calcext:value-type="float">
            <text:p>1.04</text:p>
          </table:table-cell>
          <table:table-cell office:value-type="float" office:value="2.44" calcext:value-type="float">
            <text:p>2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4" calcext:value-type="float">
            <text:p>1.4</text:p>
          </table:table-cell>
          <table:table-cell office:value-type="float" office:value="15.7" calcext:value-type="float">
            <text:p>15.7</text:p>
          </table:table-cell>
          <table:table-cell office:value-type="float" office:value="71.3" calcext:value-type="float">
            <text:p>71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1" calcext:value-type="float">
            <text:p>0.61</text:p>
          </table:table-cell>
          <table:table-cell office:value-type="float" office:value="1.26" calcext:value-type="float">
            <text:p>1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1.94" calcext:value-type="float">
            <text:p>1.94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75.5" calcext:value-type="float">
            <text:p>75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34" calcext:value-type="float">
            <text:p>1.34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  <table:table-cell office:value-type="float" office:value="2.1" calcext:value-type="float">
            <text:p>2.1</text:p>
          </table:table-cell>
          <table:table-cell office:value-type="float" office:value="12.5" calcext:value-type="float">
            <text:p>12.5</text:p>
          </table:table-cell>
          <table:table-cell office:value-type="float" office:value="56" calcext:value-type="float">
            <text:p>56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1.23" calcext:value-type="float">
            <text:p>1.23</text:p>
          </table:table-cell>
          <table:table-cell office:value-type="float" office:value="2.82" calcext:value-type="float">
            <text:p>2.82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6" calcext:value-type="float">
            <text:p>1.6</text:p>
          </table:table-cell>
          <table:table-cell office:value-type="float" office:value="40.2" calcext:value-type="float">
            <text:p>40.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46" calcext:value-type="float">
            <text:p>1.46</text:p>
          </table:table-cell>
          <table:table-cell office:value-type="float" office:value="3.43" calcext:value-type="float">
            <text:p>3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4.5" calcext:value-type="float">
            <text:p>4.5</text:p>
          </table:table-cell>
          <table:table-cell office:value-type="float" office:value="21.4" calcext:value-type="float">
            <text:p>21.4</text:p>
          </table:table-cell>
          <table:table-cell office:value-type="float" office:value="78.2" calcext:value-type="float">
            <text:p>78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6" calcext:value-type="float">
            <text:p>0.6</text:p>
          </table:table-cell>
          <table:table-cell office:value-type="float" office:value="69" calcext:value-type="float">
            <text:p>69</text:p>
          </table:table-cell>
          <table:table-cell office:value-type="float" office:value="38.9" calcext:value-type="float">
            <text:p>38.9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8" calcext:value-type="float">
            <text:p>76.8</text:p>
          </table:table-cell>
          <table:table-cell office:value-type="float" office:value="2.8" calcext:value-type="float">
            <text:p>2.8</text:p>
          </table:table-cell>
          <table:table-cell office:value-type="float" office:value="7.3" calcext:value-type="float">
            <text:p>7.3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float" office:value="50.8" calcext:value-type="float">
            <text:p>50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4.7" calcext:value-type="float">
            <text:p>4.7</text:p>
          </table:table-cell>
          <table:table-cell office:value-type="float" office:value="11.4" calcext:value-type="float">
            <text:p>11.4</text:p>
          </table:table-cell>
          <table:table-cell office:value-type="float" office:value="67.3" calcext:value-type="float">
            <text:p>6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.7</text:p>
          </table:table-cell>
          <table:table-cell office:value-type="float" office:value="23.3" calcext:value-type="float">
            <text:p>23.3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float" office:value="80.7" calcext:value-type="float">
            <text:p>80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.8" calcext:value-type="float">
            <text:p>1.8</text:p>
          </table:table-cell>
          <table:table-cell office:value-type="float" office:value="17.8" calcext:value-type="float">
            <text:p>17.8</text:p>
          </table:table-cell>
          <table:table-cell office:value-type="float" office:value="75.7" calcext:value-type="float">
            <text:p>75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.4" calcext:value-type="float">
            <text:p>1.4</text:p>
          </table:table-cell>
          <table:table-cell office:value-type="float" office:value="17.2" calcext:value-type="float">
            <text:p>17.2</text:p>
          </table:table-cell>
          <table:table-cell office:value-type="float" office:value="80.9" calcext:value-type="float">
            <text:p>8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32" calcext:value-type="float">
            <text:p>1.32</text:p>
          </table:table-cell>
          <table:table-cell office:value-type="float" office:value="3.04" calcext:value-type="float">
            <text:p>3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77.5" calcext:value-type="float">
            <text:p>77.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style-name="ce3" office:value-type="string" calcext:value-type="string">
            <text:p>PPP24.pp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.14" calcext:value-type="float">
            <text:p>1.14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1.3" calcext:value-type="float">
            <text:p>41.3</text:p>
          </table:table-cell>
          <table:table-cell table:style-name="ce3" office:value-type="float" office:value="86.8" calcext:value-type="float">
            <text:p>8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.9</text:p>
          </table:table-cell>
          <table:table-cell office:value-type="float" office:value="0.7" calcext:value-type="float">
            <text:p>0.7</text:p>
          </table:table-cell>
          <table:table-cell office:value-type="float" office:value="19.6" calcext:value-type="float">
            <text:p>19.6</text:p>
          </table:table-cell>
          <table:table-cell office:value-type="float" office:value="49.4" calcext:value-type="float">
            <text:p>49.4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1.44" calcext:value-type="float">
            <text:p>1.44</text:p>
          </table:table-cell>
          <table:table-cell office:value-type="float" office:value="3.72" calcext:value-type="float">
            <text:p>3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20.4" calcext:value-type="float">
            <text:p>20.4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9" calcext:value-type="float">
            <text:p>2.9</text:p>
          </table:table-cell>
          <table:table-cell office:value-type="float" office:value="26.9" calcext:value-type="float">
            <text:p>26.9</text:p>
          </table:table-cell>
          <table:table-cell office:value-type="float" office:value="84.5" calcext:value-type="float">
            <text:p>84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57.7" calcext:value-type="float">
            <text:p>5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1.85" calcext:value-type="float">
            <text:p>1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9" calcext:value-type="float">
            <text:p>0.9</text:p>
          </table:table-cell>
          <table:table-cell office:value-type="float" office:value="45.8" calcext:value-type="float">
            <text:p>45.8</text:p>
          </table:table-cell>
          <table:table-cell office:value-type="float" office:value="47.9" calcext:value-type="float">
            <text:p>47.9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35" calcext:value-type="float">
            <text:p>1.35</text:p>
          </table:table-cell>
          <table:table-cell office:value-type="float" office:value="2.98" calcext:value-type="float">
            <text:p>2.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3.7" calcext:value-type="float">
            <text:p>3.7</text:p>
          </table:table-cell>
          <table:table-cell office:value-type="float" office:value="22.2" calcext:value-type="float">
            <text:p>22.2</text:p>
          </table:table-cell>
          <table:table-cell office:value-type="float" office:value="80.2" calcext:value-type="float">
            <text:p>8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8" calcext:value-type="float">
            <text:p>0.58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6" calcext:value-type="float">
            <text:p>0.6</text:p>
          </table:table-cell>
          <table:table-cell office:value-type="float" office:value="31.4" calcext:value-type="float">
            <text:p>31.4</text:p>
          </table:table-cell>
          <table:table-cell office:value-type="float" office:value="65.2" calcext:value-type="float">
            <text:p>65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3" calcext:value-type="float">
            <text:p>0.63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7" calcext:value-type="float">
            <text:p>3.7</text:p>
          </table:table-cell>
          <table:table-cell office:value-type="float" office:value="15.5" calcext:value-type="float">
            <text:p>15.5</text:p>
          </table:table-cell>
          <table:table-cell office:value-type="float" office:value="88.2" calcext:value-type="float">
            <text:p>8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38.1" calcext:value-type="float">
            <text:p>38.1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84.4" calcext:value-type="float">
            <text:p>8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9.6" calcext:value-type="float">
            <text:p>19.6</text:p>
          </table:table-cell>
          <table:table-cell office:value-type="float" office:value="34.6" calcext:value-type="float">
            <text:p>34.6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.6</text:p>
          </table:table-cell>
          <table:table-cell office:value-type="float" office:value="40.3" calcext:value-type="float">
            <text:p>40.3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3.44" calcext:value-type="float">
            <text:p>3.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64.3" calcext:value-type="float">
            <text:p>64.3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1.3" calcext:value-type="float">
            <text:p>1.3</text:p>
          </table:table-cell>
          <table:table-cell office:value-type="float" office:value="17.9" calcext:value-type="float">
            <text:p>17.9</text:p>
          </table:table-cell>
          <table:table-cell office:value-type="float" office:value="78.2" calcext:value-type="float">
            <text:p>78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3.6" calcext:value-type="float">
            <text:p>3.6</text:p>
          </table:table-cell>
          <table:table-cell office:value-type="float" office:value="49.2" calcext:value-type="float">
            <text:p>49.2</text:p>
          </table:table-cell>
          <table:table-cell office:value-type="float" office:value="83.9" calcext:value-type="float">
            <text:p>83.9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78.6" calcext:value-type="float">
            <text:p>78.6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94" calcext:value-type="float">
            <text:p>0.94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0.8" calcext:value-type="float">
            <text:p>0.8</text:p>
          </table:table-cell>
          <table:table-cell office:value-type="float" office:value="29.4" calcext:value-type="float">
            <text:p>29.4</text:p>
          </table:table-cell>
          <table:table-cell office:value-type="float" office:value="56" calcext:value-type="float">
            <text:p>5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1.2" calcext:value-type="float">
            <text:p>1.2</text:p>
          </table:table-cell>
          <table:table-cell office:value-type="float" office:value="24.6" calcext:value-type="float">
            <text:p>24.6</text:p>
          </table:table-cell>
          <table:table-cell office:value-type="float" office:value="39.7" calcext:value-type="float">
            <text:p>39.7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1.8" calcext:value-type="float">
            <text:p>1.8</text:p>
          </table:table-cell>
          <table:table-cell office:value-type="float" office:value="42.6" calcext:value-type="float">
            <text:p>42.6</text:p>
          </table:table-cell>
          <table:table-cell office:value-type="float" office:value="80.8" calcext:value-type="float">
            <text:p>8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71" calcext:value-type="float">
            <text:p>0.71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5" calcext:value-type="float">
            <text:p>1.5</text:p>
          </table:table-cell>
          <table:table-cell office:value-type="float" office:value="43.3" calcext:value-type="float">
            <text:p>43.3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3" calcext:value-type="float">
            <text:p>93.3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81.3" calcext:value-type="float">
            <text:p>8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63.3" calcext:value-type="float">
            <text:p>63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.8</text:p>
          </table:table-cell>
          <table:table-cell office:value-type="float" office:value="4.3" calcext:value-type="float">
            <text:p>4.3</text:p>
          </table:table-cell>
          <table:table-cell office:value-type="float" office:value="23.3" calcext:value-type="float">
            <text:p>23.3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2.3" calcext:value-type="float">
            <text:p>2.3</text:p>
          </table:table-cell>
          <table:table-cell office:value-type="float" office:value="12.8" calcext:value-type="float">
            <text:p>12.8</text:p>
          </table:table-cell>
          <table:table-cell office:value-type="float" office:value="79.9" calcext:value-type="float">
            <text:p>79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0.7" calcext:value-type="float">
            <text:p>0.7</text:p>
          </table:table-cell>
          <table:table-cell office:value-type="float" office:value="16.4" calcext:value-type="float">
            <text:p>16.4</text:p>
          </table:table-cell>
          <table:table-cell office:value-type="float" office:value="54.6" calcext:value-type="float">
            <text:p>54.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1.1" calcext:value-type="float">
            <text:p>1.1</text:p>
          </table:table-cell>
          <table:table-cell office:value-type="float" office:value="72.6" calcext:value-type="float">
            <text:p>72.6</text:p>
          </table:table-cell>
          <table:table-cell office:value-type="float" office:value="33.3" calcext:value-type="float">
            <text:p>33.3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1" calcext:value-type="float">
            <text:p>93.1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32.6" calcext:value-type="float">
            <text:p>32.6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1.12" calcext:value-type="float">
            <text:p>1.12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63.7" calcext:value-type="float">
            <text:p>63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9.5" calcext:value-type="float">
            <text:p>19.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1" calcext:value-type="float">
            <text:p>1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0.4" calcext:value-type="float">
            <text:p>0.4</text:p>
          </table:table-cell>
          <table:table-cell office:value-type="float" office:value="25.9" calcext:value-type="float">
            <text:p>25.9</text:p>
          </table:table-cell>
          <table:table-cell office:value-type="float" office:value="74.1" calcext:value-type="float">
            <text:p>7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84.4" calcext:value-type="float">
            <text:p>84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42" calcext:value-type="float">
            <text:p>0.42</text:p>
          </table:table-cell>
          <table:table-cell table:formula="of:=MIN([.F2:.F61])" office:value-type="float" office:value="0.57" calcext:value-type="float">
            <text:p>0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3.7" calcext:value-type="float">
            <text:p>23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5" calcext:value-type="float">
            <text:p>2.5</text:p>
          </table:table-cell>
          <table:table-cell table:formula="of:=MIN([.M2:.M61])" office:value-type="float" office:value="19.5" calcext:value-type="float">
            <text:p>19.5</text:p>
          </table:table-cell>
          <table:table-cell table:formula="of:=MIN([.N2:.N61])"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46" calcext:value-type="float">
            <text:p>1.46</text:p>
          </table:table-cell>
          <table:table-cell table:formula="of:=MAX([.F2:.F61])" office:value-type="float" office:value="3.72" calcext:value-type="float">
            <text:p>3.7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1" calcext:value-type="float">
            <text:p>99.1</text:p>
          </table:table-cell>
          <table:table-cell table:formula="of:=MAX([.K2:.K61])" office:value-type="float" office:value="5.3" calcext:value-type="float">
            <text:p>5.3</text:p>
          </table:table-cell>
          <table:table-cell table:formula="of:=MAX([.L2:.L61])" office:value-type="float" office:value="72.6" calcext:value-type="float">
            <text:p>72.6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31666666666667" calcext:value-type="float">
            <text:p>2.3166666667</text:p>
          </table:table-cell>
          <table:table-cell table:formula="of:=AVERAGE([.C2:.C61])" office:value-type="float" office:value="38.3666666666667" calcext:value-type="float">
            <text:p>38.3666666667</text:p>
          </table:table-cell>
          <table:table-cell table:formula="of:=AVERAGE([.D2:.D61])" office:value-type="float" office:value="0.328166666666667" calcext:value-type="float">
            <text:p>0.3281666667</text:p>
          </table:table-cell>
          <table:table-cell table:formula="of:=AVERAGE([.E2:.E61])" office:value-type="float" office:value="0.822666666666667" calcext:value-type="float">
            <text:p>0.8226666667</text:p>
          </table:table-cell>
          <table:table-cell table:formula="of:=AVERAGE([.F2:.F61])" office:value-type="float" office:value="1.749" calcext:value-type="float">
            <text:p>1.749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6.8366666666667" calcext:value-type="float">
            <text:p>76.8366666667</text:p>
          </table:table-cell>
          <table:table-cell table:formula="of:=AVERAGE([.I2:.I61])" office:value-type="float" office:value="61.6666666666667" calcext:value-type="float">
            <text:p>61.6666666667</text:p>
          </table:table-cell>
          <table:table-cell table:formula="of:=AVERAGE([.J2:.J61])" office:value-type="float" office:value="78.6533333333334" calcext:value-type="float">
            <text:p>78.6533333333</text:p>
          </table:table-cell>
          <table:table-cell table:formula="of:=AVERAGE([.K2:.K61])" office:value-type="float" office:value="1.915" calcext:value-type="float">
            <text:p>1.915</text:p>
          </table:table-cell>
          <table:table-cell table:formula="of:=AVERAGE([.L2:.L61])" office:value-type="float" office:value="22.0483333333333" calcext:value-type="float">
            <text:p>22.0483333333</text:p>
          </table:table-cell>
          <table:table-cell table:formula="of:=AVERAGE([.M2:.M61])" office:value-type="float" office:value="67.6066666666667" calcext:value-type="float">
            <text:p>67.6066666667</text:p>
          </table:table-cell>
          <table:table-cell table:formula="of:=AVERAGE([.N2:.N61])" office:value-type="float" office:value="96.05" calcext:value-type="float">
            <text:p>96.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3.0970833333333" calcext:value-type="float">
            <text:p>63.09708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Weighted Sum Turns" table:style-name="ta1">
        <table:shapes>
          <draw:frame draw:z-index="0" draw:style-name="gr1" draw:text-style-name="P1" svg:width="16.065cm" svg:height="8.861cm" svg:x="24.749cm" svg:y="30.32cm">
            <draw:object draw:notify-on-update-of-ranges="'Weighted Sum Turns'.F1:'Weighted Sum Turns'.F1 'Weighted Sum Turns'.F2:'Weighted Sum Turns'.F61 'Weighted Sum Turns'.J1:'Weighted Sum Turns'.J1 'Weighted Sum Turns'.J2:'Weighted Sum Turns'.J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6.043cm" svg:y="39.735cm">
            <draw:object draw:notify-on-update-of-ranges="'Weighted Sum Turns'.B1:'Weighted Sum Turns'.B1 'Weighted Sum Turns'.F2:'Weighted Sum Turns'.F61 'Weighted Sum Turns'.F1:'Weighted Sum Turns'.F1 'Weighted Sum Turns'.B2:'Weighted Sum Turns'.B6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6.138cm" svg:y="48.849cm">
            <draw:object draw:notify-on-update-of-ranges="'Weighted Sum Turns'.E1:'Weighted Sum Turns'.E1 'Weighted Sum Turns'.F2:'Weighted Sum Turns'.F61 'Weighted Sum Turns'.F1:'Weighted Sum Turns'.F1 'Weighted Sum Turns'.E2:'Weighted Sum Turns'.E6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7.417cm" svg:height="14.718cm" svg:x="33.125cm" svg:y="40.048cm">
            <draw:object draw:notify-on-update-of-ranges="'Weighted Sum Turns'.B1:'Weighted Sum Turns'.B1 'Weighted Sum Turns'.B2:'Weighted Sum Turns'.B61 'Weighted Sum Turns'.E1:'Weighted Sum Turns'.E1 'Weighted Sum Turns'.E2:'Weighted Sum Turns'.E6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64.7" calcext:value-type="float">
            <text:p>64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1.8" calcext:value-type="float">
            <text:p>1.8</text:p>
          </table:table-cell>
          <table:table-cell office:value-type="float" office:value="21" calcext:value-type="float">
            <text:p>21</text:p>
          </table:table-cell>
          <table:table-cell office:value-type="float" office:value="73.2" calcext:value-type="float">
            <text:p>73.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-3.83" calcext:value-type="float">
            <text:p>-3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40.4" calcext:value-type="float">
            <text:p>40.4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.1" calcext:value-type="float">
            <text:p>0.1</text:p>
          </table:table-cell>
          <table:table-cell office:value-type="float" office:value="23.4" calcext:value-type="float">
            <text:p>23.4</text:p>
          </table:table-cell>
          <table:table-cell office:value-type="float" office:value="42.9" calcext:value-type="float">
            <text:p>42.9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-2.02" calcext:value-type="float">
            <text:p>-2.02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9.3" calcext:value-type="float">
            <text:p>29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1.9" calcext:value-type="float">
            <text:p>1.9</text:p>
          </table:table-cell>
          <table:table-cell office:value-type="float" office:value="48.3" calcext:value-type="float">
            <text:p>48.3</text:p>
          </table:table-cell>
          <table:table-cell office:value-type="float" office:value="77.9" calcext:value-type="float">
            <text:p>77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PPP6.ppp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-4.57" calcext:value-type="float">
            <text:p>-4.5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.4" calcext:value-type="float">
            <text:p>45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4.4" calcext:value-type="float">
            <text:p>4.4</text:p>
          </table:table-cell>
          <table:table-cell office:value-type="float" office:value="28.2" calcext:value-type="float">
            <text:p>28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1.9" calcext:value-type="float">
            <text:p>1.9</text:p>
          </table:table-cell>
          <table:table-cell office:value-type="float" office:value="24.1" calcext:value-type="float">
            <text:p>24.1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3.1" calcext:value-type="float">
            <text:p>3.1</text:p>
          </table:table-cell>
          <table:table-cell office:value-type="float" office:value="26.8" calcext:value-type="float">
            <text:p>26.8</text:p>
          </table:table-cell>
          <table:table-cell office:value-type="float" office:value="73.8" calcext:value-type="float">
            <text:p>73.8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88" calcext:value-type="float">
            <text:p>0.88</text:p>
          </table:table-cell>
          <table:table-cell office:value-type="float" office:value="-2.22" calcext:value-type="float">
            <text:p>-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0.2" calcext:value-type="float">
            <text:p>0.2</text:p>
          </table:table-cell>
          <table:table-cell office:value-type="float" office:value="23.9" calcext:value-type="float">
            <text:p>23.9</text:p>
          </table:table-cell>
          <table:table-cell office:value-type="float" office:value="43.2" calcext:value-type="float">
            <text:p>43.2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-2.14" calcext:value-type="float">
            <text:p>-2.14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0.9" calcext:value-type="float">
            <text:p>0.9</text:p>
          </table:table-cell>
          <table:table-cell office:value-type="float" office:value="13.1" calcext:value-type="float">
            <text:p>13.1</text:p>
          </table:table-cell>
          <table:table-cell office:value-type="float" office:value="40.5" calcext:value-type="float">
            <text:p>40.5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.3</text:p>
          </table:table-cell>
          <table:table-cell office:value-type="float" office:value="0.9" calcext:value-type="float">
            <text:p>0.9</text:p>
          </table:table-cell>
          <table:table-cell office:value-type="float" office:value="19.2" calcext:value-type="float">
            <text:p>19.2</text:p>
          </table:table-cell>
          <table:table-cell office:value-type="float" office:value="39.2" calcext:value-type="float">
            <text:p>39.2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8" calcext:value-type="float">
            <text:p>0.58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44.7" calcext:value-type="float">
            <text:p>44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77" calcext:value-type="float">
            <text:p>0.77</text:p>
          </table:table-cell>
          <table:table-cell office:value-type="float" office:value="-2.49" calcext:value-type="float">
            <text:p>-2.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0.2" calcext:value-type="float">
            <text:p>0.2</text:p>
          </table:table-cell>
          <table:table-cell office:value-type="float" office:value="28.4" calcext:value-type="float">
            <text:p>28.4</text:p>
          </table:table-cell>
          <table:table-cell office:value-type="float" office:value="39.4" calcext:value-type="float">
            <text:p>39.4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-1.78" calcext:value-type="float">
            <text:p>-1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0.5" calcext:value-type="float">
            <text:p>0.5</text:p>
          </table:table-cell>
          <table:table-cell office:value-type="float" office:value="8.7" calcext:value-type="float">
            <text:p>8.7</text:p>
          </table:table-cell>
          <table:table-cell office:value-type="float" office:value="44.2" calcext:value-type="float">
            <text:p>44.2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1.9" calcext:value-type="float">
            <text:p>1.9</text:p>
          </table:table-cell>
          <table:table-cell office:value-type="float" office:value="12.1" calcext:value-type="float">
            <text:p>12.1</text:p>
          </table:table-cell>
          <table:table-cell office:value-type="float" office:value="75.4" calcext:value-type="float">
            <text:p>75.4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63.2" calcext:value-type="float">
            <text:p>63.2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52.6" calcext:value-type="float">
            <text:p>52.6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office:value-type="float" office:value="-2.34" calcext:value-type="float">
            <text:p>-2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-1.93" calcext:value-type="float">
            <text:p>-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45.3" calcext:value-type="float">
            <text:p>45.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4" calcext:value-type="float">
            <text:p>1.4</text:p>
          </table:table-cell>
          <table:table-cell office:value-type="float" office:value="41.3" calcext:value-type="float">
            <text:p>41.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2.5" calcext:value-type="float">
            <text:p>2.5</text:p>
          </table:table-cell>
          <table:table-cell office:value-type="float" office:value="16.2" calcext:value-type="float">
            <text:p>16.2</text:p>
          </table:table-cell>
          <table:table-cell office:value-type="float" office:value="71.4" calcext:value-type="float">
            <text:p>71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7.6" calcext:value-type="float">
            <text:p>7.6</text:p>
          </table:table-cell>
          <table:table-cell office:value-type="float" office:value="68.2" calcext:value-type="float">
            <text:p>68.2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1.05" calcext:value-type="float">
            <text:p>1.05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45.9" calcext:value-type="float">
            <text:p>45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89" calcext:value-type="float">
            <text:p>0.89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3.9" calcext:value-type="float">
            <text:p>3.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float" office:value="-3.95" calcext:value-type="float">
            <text:p>-3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" calcext:value-type="float">
            <text:p>37.1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30.3" calcext:value-type="float">
            <text:p>30.3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-3.06" calcext:value-type="float">
            <text:p>-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19.9" calcext:value-type="float">
            <text:p>19.9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0.84" calcext:value-type="float">
            <text:p>0.84</text:p>
          </table:table-cell>
          <table:table-cell office:value-type="float" office:value="-2.36" calcext:value-type="float">
            <text:p>-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.5" calcext:value-type="float">
            <text:p>46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-1.71" calcext:value-type="float">
            <text:p>-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47" calcext:value-type="float">
            <text:p>47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-1.69" calcext:value-type="float">
            <text:p>-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0.8" calcext:value-type="float">
            <text:p>0.8</text:p>
          </table:table-cell>
          <table:table-cell office:value-type="float" office:value="36.3" calcext:value-type="float">
            <text:p>36.3</text:p>
          </table:table-cell>
          <table:table-cell office:value-type="float" office:value="49.4" calcext:value-type="float">
            <text:p>49.4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99" calcext:value-type="float">
            <text:p>0.9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3" calcext:value-type="float">
            <text:p>1.3</text:p>
          </table:table-cell>
          <table:table-cell office:value-type="float" office:value="24.8" calcext:value-type="float">
            <text:p>24.8</text:p>
          </table:table-cell>
          <table:table-cell office:value-type="float" office:value="72.2" calcext:value-type="float">
            <text:p>72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48.8" calcext:value-type="float">
            <text:p>48.8</text:p>
          </table:table-cell>
          <table:table-cell office:value-type="float" office:value="92.2" calcext:value-type="float">
            <text:p>9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2.3" calcext:value-type="float">
            <text:p>2.3</text:p>
          </table:table-cell>
          <table:table-cell office:value-type="float" office:value="30.1" calcext:value-type="float">
            <text:p>30.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" calcext:value-type="float">
            <text:p>1.1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.6" calcext:value-type="float">
            <text:p>1.6</text:p>
          </table:table-cell>
          <table:table-cell office:value-type="float" office:value="12.8" calcext:value-type="float">
            <text:p>12.8</text:p>
          </table:table-cell>
          <table:table-cell office:value-type="float" office:value="74.3" calcext:value-type="float">
            <text:p>74.3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2.8" calcext:value-type="float">
            <text:p>2.8</text:p>
          </table:table-cell>
          <table:table-cell office:value-type="float" office:value="22.3" calcext:value-type="float">
            <text:p>22.3</text:p>
          </table:table-cell>
          <table:table-cell office:value-type="float" office:value="73.9" calcext:value-type="float">
            <text:p>73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-2.59" calcext:value-type="float">
            <text:p>-2.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34.6" calcext:value-type="float">
            <text:p>34.6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-3.23" calcext:value-type="float">
            <text:p>-3.23</text:p>
          </table:table-cell>
          <table:table-cell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2.7" calcext:value-type="float">
            <text:p>2.7</text:p>
          </table:table-cell>
          <table:table-cell office:value-type="float" office:value="19.8" calcext:value-type="float">
            <text:p>19.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2" calcext:value-type="float">
            <text:p>2.2</text:p>
          </table:table-cell>
          <table:table-cell office:value-type="float" office:value="33.3" calcext:value-type="float">
            <text:p>33.3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.8</text:p>
          </table:table-cell>
          <table:table-cell office:value-type="float" office:value="73.5" calcext:value-type="float">
            <text:p>73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.18" calcext:value-type="float">
            <text:p>1.18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2.1" calcext:value-type="float">
            <text:p>2.1</text:p>
          </table:table-cell>
          <table:table-cell office:value-type="float" office:value="31.7" calcext:value-type="float">
            <text:p>31.7</text:p>
          </table:table-cell>
          <table:table-cell office:value-type="float" office:value="74.9" calcext:value-type="float">
            <text:p>74.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7" calcext:value-type="float">
            <text:p>1.7</text:p>
          </table:table-cell>
          <table:table-cell office:value-type="float" office:value="25.7" calcext:value-type="float">
            <text:p>25.7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 office:value-type="float" office:value="0.77" calcext:value-type="float">
            <text:p>0.77</text:p>
          </table:table-cell>
          <table:table-cell office:value-type="float" office:value="-2.35" calcext:value-type="float">
            <text:p>-2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office:value-type="float" office:value="-3.31" calcext:value-type="float">
            <text:p>-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72.5" calcext:value-type="float">
            <text:p>72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2.3" calcext:value-type="float">
            <text:p>2.3</text:p>
          </table:table-cell>
          <table:table-cell office:value-type="float" office:value="26.3" calcext:value-type="float">
            <text:p>26.3</text:p>
          </table:table-cell>
          <table:table-cell office:value-type="float" office:value="64.1" calcext:value-type="float">
            <text:p>64.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94.1" calcext:value-type="float">
            <text:p>9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9" calcext:value-type="float">
            <text:p>0.79</text:p>
          </table:table-cell>
          <table:table-cell office:value-type="float" office:value="-1.32" calcext:value-type="float">
            <text:p>-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.3" calcext:value-type="float">
            <text:p>1.3</text:p>
          </table:table-cell>
          <table:table-cell office:value-type="float" office:value="20.6" calcext:value-type="float">
            <text:p>20.6</text:p>
          </table:table-cell>
          <table:table-cell office:value-type="float" office:value="59.9" calcext:value-type="float">
            <text:p>59.9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2.8" calcext:value-type="float">
            <text:p>2.8</text:p>
          </table:table-cell>
          <table:table-cell office:value-type="float" office:value="40.9" calcext:value-type="float">
            <text:p>40.9</text:p>
          </table:table-cell>
          <table:table-cell office:value-type="float" office:value="66.6" calcext:value-type="float">
            <text:p>66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80.2" calcext:value-type="float">
            <text:p>80.2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office:value-type="float" office:value="60.4" calcext:value-type="float">
            <text:p>60.4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table:style-name="ce3" office:value-type="string" calcext:value-type="string">
            <text:p>PPP50.ppp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2.55" calcext:value-type="float">
            <text:p>-2.5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office:value-type="float" office:value="0.92" calcext:value-type="float">
            <text:p>0.92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0.4" calcext:value-type="float">
            <text:p>0.4</text:p>
          </table:table-cell>
          <table:table-cell office:value-type="float" office:value="30.3" calcext:value-type="float">
            <text:p>30.3</text:p>
          </table:table-cell>
          <table:table-cell office:value-type="float" office:value="63.9" calcext:value-type="float">
            <text:p>63.9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2" calcext:value-type="float">
            <text:p>-2.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19" calcext:value-type="float">
            <text:p>1.19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3.1" calcext:value-type="float">
            <text:p>3.1</text:p>
          </table:table-cell>
          <table:table-cell office:value-type="float" office:value="35.6" calcext:value-type="float">
            <text:p>35.6</text:p>
          </table:table-cell>
          <table:table-cell office:value-type="float" office:value="76.7" calcext:value-type="float">
            <text:p>76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2.7" calcext:value-type="float">
            <text:p>2.7</text:p>
          </table:table-cell>
          <table:table-cell office:value-type="float" office:value="19.7" calcext:value-type="float">
            <text:p>19.7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9" calcext:value-type="float">
            <text:p>-2.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  <table:table-cell office:value-type="float" office:value="0.5" calcext:value-type="float">
            <text:p>0.5</text:p>
          </table:table-cell>
          <table:table-cell office:value-type="float" office:value="43.3" calcext:value-type="float">
            <text:p>43.3</text:p>
          </table:table-cell>
          <table:table-cell office:value-type="float" office:value="76" calcext:value-type="float">
            <text:p>76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89" calcext:value-type="float">
            <text:p>0.89</text:p>
          </table:table-cell>
          <table:table-cell office:value-type="float" office:value="-2.19" calcext:value-type="float">
            <text:p>-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2.9" calcext:value-type="float">
            <text:p>22.9</text:p>
          </table:table-cell>
          <table:table-cell office:value-type="float" office:value="41.1" calcext:value-type="float">
            <text:p>41.1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office:value-type="float" office:value="-3.03" calcext:value-type="float">
            <text:p>-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62.4" calcext:value-type="float">
            <text:p>62.4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-3.42" calcext:value-type="float">
            <text:p>-3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54.7" calcext:value-type="float">
            <text:p>54.7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5" calcext:value-type="float">
            <text:p>0.5</text:p>
          </table:table-cell>
          <table:table-cell table:formula="of:=MIN([.F2:.F61])" office:value-type="float" office:value="-4.57" calcext:value-type="float">
            <text:p>-4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2" calcext:value-type="float">
            <text:p>12.2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1.3" calcext:value-type="float">
            <text:p>1.3</text:p>
          </table:table-cell>
          <table:table-cell table:formula="of:=MIN([.M2:.M61])" office:value-type="float" office:value="27.6" calcext:value-type="float">
            <text:p>27.6</text:p>
          </table:table-cell>
          <table:table-cell table:formula="of:=MIN([.N2:.N6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0" calcext:value-type="float">
            <text:p>50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2" calcext:value-type="float">
            <text:p>1.52</text:p>
          </table:table-cell>
          <table:table-cell table:formula="of:=MAX([.F2:.F61])" office:value-type="float" office:value="3.82" calcext:value-type="float">
            <text:p>3.8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4.4" calcext:value-type="float">
            <text:p>4.4</text:p>
          </table:table-cell>
          <table:table-cell table:formula="of:=MAX([.L2:.L61])" office:value-type="float" office:value="68" calcext:value-type="float">
            <text:p>68</text:p>
          </table:table-cell>
          <table:table-cell table:formula="of:=MAX([.M2:.M61])" office:value-type="float" office:value="94.1" calcext:value-type="float">
            <text:p>94.1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95" calcext:value-type="float">
            <text:p>3.95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48833333333333" calcext:value-type="float">
            <text:p>0.3488333333</text:p>
          </table:table-cell>
          <table:table-cell table:formula="of:=AVERAGE([.E2:.E61])" office:value-type="float" office:value="0.837333333333334" calcext:value-type="float">
            <text:p>0.8373333333</text:p>
          </table:table-cell>
          <table:table-cell table:formula="of:=AVERAGE([.F2:.F61])" office:value-type="float" office:value="-1.11933333333333" calcext:value-type="float">
            <text:p>-1.119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2983333333333" calcext:value-type="float">
            <text:p>85.2983333333</text:p>
          </table:table-cell>
          <table:table-cell table:formula="of:=AVERAGE([.I2:.I61])" office:value-type="float" office:value="44.6083333333333" calcext:value-type="float">
            <text:p>44.6083333333</text:p>
          </table:table-cell>
          <table:table-cell table:formula="of:=AVERAGE([.J2:.J61])" office:value-type="float" office:value="70.6983333333333" calcext:value-type="float">
            <text:p>70.6983333333</text:p>
          </table:table-cell>
          <table:table-cell table:formula="of:=AVERAGE([.K2:.K61])" office:value-type="float" office:value="1.465" calcext:value-type="float">
            <text:p>1.465</text:p>
          </table:table-cell>
          <table:table-cell table:formula="of:=AVERAGE([.L2:.L61])" office:value-type="float" office:value="22.72" calcext:value-type="float">
            <text:p>22.72</text:p>
          </table:table-cell>
          <table:table-cell table:formula="of:=AVERAGE([.M2:.M61])" office:value-type="float" office:value="61.6783333333334" calcext:value-type="float">
            <text:p>61.6783333333</text:p>
          </table:table-cell>
          <table:table-cell table:formula="of:=AVERAGE([.N2:.N61])" office:value-type="float" office:value="89.505" calcext:value-type="float">
            <text:p>89.5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59.4966666666667" calcext:value-type="float">
            <text:p>59.4966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Turns</text:p>
          </table:table-cell>
          <table:table-cell office:value-type="string" calcext:value-type="string">
            <text:p>MIN(Sum(Vis Functions) + 1 – (Obs. Use %)=(1-nTurns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. Turns dominates the fitness function</text:p>
          </table:table-cell>
          <table:table-cell table:number-columns-repeated="9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isMag seems weakly correlated to Fitness scor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3:41:35.795230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 Webb</meta:initial-creator>
    <meta:creation-date>2016-03-03T12:44:25.206898343</meta:creation-date>
    <dc:date>2016-03-03T17:01:50.123205476</dc:date>
    <dc:creator>SL Webb</dc:creator>
    <meta:editing-duration>PT3H13M20S</meta:editing-duration>
    <meta:editing-cycles>5</meta:editing-cycles>
    <meta:generator>LibreOffice/4.2.8.2$Linux_X86_64 LibreOffice_project/420m0$Build-2</meta:generator>
    <meta:document-statistic meta:table-count="5" meta:cell-count="453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3" chart:maximum="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22cm" svg:height="11.064cm" xlink:href=".." xlink:type="simple" chart:class="chart:scatter" chart:style-name="ch1">
        <chart:legend chart:legend-position="end" svg:x="16.297cm" svg:y="5.233cm" style:legend-expansion="high" chart:style-name="ch2"/>
        <chart:plot-area chart:style-name="ch3" table:cell-range-address="'Vis Mag.'.E1:'Vis Mag.'.E61 'Vis Mag.'.J1:'Vis Mag.'.J61" chart:data-source-has-labels="row" svg:x="1.377cm" svg:y="0.221cm" svg:width="14.554cm" svg:height="9.641cm">
          <chartooo:coordinate-region svg:x="2.184cm" svg:y="0.42cm" svg:width="13.507cm" svg:height="8.795cm"/>
          <chart:axis chart:dimension="x" chart:name="primary-x" chart:style-name="ch4">
            <chart:title svg:x="7.208cm" svg:y="10.083cm" chart:style-name="ch5">
              <text:p>Visibility Magnitude</text:p>
            </chart:title>
          </chart:axis>
          <chart:axis chart:dimension="y" chart:name="primary-y" chart:style-name="ch6">
            <chart:title svg:x="0.451cm" svg:y="5.839cm" chart:style-name="ch7">
              <text:p>Pass Rate</text:p>
            </chart:title>
            <chart:grid chart:style-name="ch8" chart:class="major"/>
          </chart:axis>
          <chart:series chart:style-name="ch9" chart:values-cell-range-address="'Vis Mag.'.J2:'Vis Mag.'.J61" chart:label-cell-address="'Vis Mag.'.J1:'Vis Mag.'.J1" chart:class="chart:scatter">
            <chart:domain table:cell-range-address="'Vis Mag.'.E2:'Vis Mag.'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'Vis Mag.'.J1:'Vis Mag.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'Vis Mag.'.E2:'Vis Mag.'.E61</svg:desc>
                </draw:g>
              </table:table-cell>
              <table:table-cell office:value-type="float" office:value="95.5">
                <text:p>95.5</text:p>
                <draw:g>
                  <svg:desc>'Vis Mag.'.J2:'Vis Mag.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">
                <text:p>1.21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">
                <text:p>0.5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">
                <text:p>1.1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">
                <text:p>0.7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">
                <text:p>0.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">
                <text:p>1.27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">
                <text:p>1.14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">
                <text:p>1.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">
                <text:p>1.37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">
                <text:p>1.1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">
                <text:p>1.3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">
                <text:p>1.09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8">
                <text:p>1.1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">
                <text:p>0.5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">
                <text:p>0.6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">
                <text:p>1.3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">
                <text:p>1.11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">
                <text:p>0.7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">
                <text:p>0.6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">
                <text:p>1.35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">
                <text:p>1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">
                <text:p>1.3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">
                <text:p>0.5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">
                <text:p>0.6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">
                <text:p>0.9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">
                <text:p>0.6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3">
                <text:p>1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">
                <text:p>0.5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">
                <text:p>0.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">
                <text:p>1.0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">
                <text:p>1.01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8">
                <text:p>1.4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">
                <text:p>1.2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">
                <text:p>0.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">
                <text:p>0.83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">
                <text:p>0.62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">
                <text:p>0.6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">
                <text:p>0.6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">
                <text:p>0.7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">
                <text:p>0.65</text:p>
              </table:table-cell>
              <table:table-cell office:value-type="float" office:value="61.1">
                <text:p>6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'Weighted Sum'.F1:'Weighted Sum'.F61 'Weighted Sum'.J1:'Weighted Sum'.J61" chart:data-source-has-labels="row" svg:x="1.331cm" svg:y="0.18cm" svg:width="12.324cm" svg:height="7.659cm">
          <chartooo:coordinate-region svg:x="2.138cm" svg:y="0.379cm" svg:width="11.423cm" svg:height="6.813cm"/>
          <chart:axis chart:dimension="x" chart:name="primary-x" chart:style-name="ch4">
            <chart:title svg:x="5.729cm" svg:y="8.019cm" chart:style-name="ch5">
              <text:p>Weighted Sum Function</text:p>
            </chart:title>
          </chart:axis>
          <chart:axis chart:dimension="y" chart:name="primary-y" chart:style-name="ch6">
            <chart:title svg:x="0.451cm" svg:y="4.807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'.J2:'Weighted Sum'.J61" chart:label-cell-address="'Weighted Sum'.J1:'Weighted Sum'.J1" chart:class="chart:scatter">
            <chart:domain table:cell-range-address="'Weighted Sum'.F2:'Weighted Sum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'.J1:'Weighted Sum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78.2">
                <text:p>78.2</text:p>
                <draw:g>
                  <svg:desc>'Weighted Sum'.J2:'Weighted Sum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90.6">
                <text:p>90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85cm" svg:height="12.434cm" xlink:href=".." xlink:type="simple" chart:class="chart:scatter" chart:style-name="ch1">
        <chart:legend chart:legend-position="end" svg:x="14.46cm" svg:y="5.918cm" style:legend-expansion="high" chart:style-name="ch2"/>
        <chart:plot-area chart:style-name="ch3" table:cell-range-address="'Goal Vis %'.D1:'Goal Vis %'.D61 'Goal Vis %'.J1:'Goal Vis %'.J61" chart:data-source-has-labels="row" svg:x="1.34cm" svg:y="0.248cm" svg:width="12.791cm" svg:height="10.957cm">
          <chartooo:coordinate-region svg:x="2.147cm" svg:y="0.447cm" svg:width="11.4cm" svg:height="10.111cm"/>
          <chart:axis chart:dimension="x" chart:name="primary-x" chart:style-name="ch4">
            <chart:title svg:x="5.151cm" svg:y="11.453cm" chart:style-name="ch5">
              <text:p>% of cells from which goal is visible</text:p>
            </chart:title>
          </chart:axis>
          <chart:axis chart:dimension="y" chart:name="primary-y" chart:style-name="ch6">
            <chart:title svg:x="0.451cm" svg:y="6.524cm" chart:style-name="ch7">
              <text:p>Pass Rate</text:p>
            </chart:title>
            <chart:grid chart:style-name="ch8" chart:class="major"/>
          </chart:axis>
          <chart:series chart:style-name="ch9" chart:values-cell-range-address="'Goal Vis %'.J2:'Goal Vis %'.J61" chart:label-cell-address="'Goal Vis %'.J1:'Goal Vis %'.J1" chart:class="chart:scatter">
            <chart:domain table:cell-range-address="'Goal Vis %'.D2:'Goal Vis %'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'Goal Vis %'.J1:'Goal Vis %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79.7">
                <text:p>79.7</text:p>
                <draw:g>
                  <svg:desc>'Goal Vis %'.J2:'Goal Vis %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58.6">
                <text:p>5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88cm" svg:height="12.247cm" xlink:href=".." xlink:type="simple" chart:class="chart:scatter" chart:style-name="ch1">
        <chart:legend chart:legend-position="end" svg:x="13.696cm" svg:y="5.824cm" style:legend-expansion="high" chart:style-name="ch2"/>
        <chart:plot-area chart:style-name="ch3" table:cell-range-address="'Goal Vis %'.D1:'Goal Vis %'.D61 'Goal Vis %'.N1:'Goal Vis %'.N61" chart:data-source-has-labels="row" svg:x="0.347cm" svg:y="0.244cm" svg:width="13.002cm" svg:height="11.759cm">
          <chartooo:coordinate-region svg:x="1.154cm" svg:y="0.443cm" svg:width="11.611cm" svg:height="10.9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oal Vis %'.N2:'Goal Vis %'.N61" chart:label-cell-address="'Goal Vis %'.N1:'Goal Vis %'.N1" chart:class="chart:scatter">
            <chart:domain table:cell-range-address="'Goal Vis %'.D2:'Goal Vis %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ng Term Explorer</text:p>
                <draw:g>
                  <svg:desc>'Goal Vis %'.N1:'Goal Vis %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98.7">
                <text:p>98.7</text:p>
                <draw:g>
                  <svg:desc>'Goal Vis %'.N2:'Goal Vis %'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77.9">
                <text:p>7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66cm" svg:height="8.862cm" xlink:href=".." xlink:type="simple" chart:class="chart:scatter" chart:style-name="ch1">
        <chart:legend chart:legend-position="end" svg:x="14.041cm" svg:y="4.132cm" style:legend-expansion="high" chart:style-name="ch2"/>
        <chart:plot-area chart:style-name="ch3" table:cell-range-address="'Weighted Sum Turns'.F1:'Weighted Sum Turns'.F61 'Weighted Sum Turns'.J1:'Weighted Sum Turns'.J61" chart:data-source-has-labels="row" svg:x="1.332cm" svg:y="0.177cm" svg:width="12.388cm" svg:height="7.527cm">
          <chartooo:coordinate-region svg:x="1.478cm" svg:y="0.376cm" svg:width="12.148cm" svg:height="6.681cm"/>
          <chart:axis chart:dimension="x" chart:name="primary-x" chart:style-name="ch4">
            <chart:title svg:x="5.762cm" svg:y="7.881cm" chart:style-name="ch5">
              <text:p>Weighted Sum Function</text:p>
            </chart:title>
          </chart:axis>
          <chart:axis chart:dimension="y" chart:name="primary-y" chart:style-name="ch6">
            <chart:title svg:x="0.451cm" svg:y="4.738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 Turns'.J2:'Weighted Sum Turns'.J61" chart:label-cell-address="'Weighted Sum Turns'.J1:'Weighted Sum Turns'.J1" chart:class="chart:scatter">
            <chart:domain table:cell-range-address="'Weighted Sum Turns'.F2:'Weighted Sum Turns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 Turns'.J1:'Weighted Sum Tur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73.6">
                <text:p>73.6</text:p>
                <draw:g>
                  <svg:desc>'Weighted Sum Turns'.J2:'Weighted Sum Turns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54.7">
                <text:p>5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B1:'Weighted Sum Turns'.B61 'Weighted Sum Turns'.F1:'Weighted Sum Turns'.F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 Turns'.B2:'Weighted Sum Turns'.B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E1:'Weighted Sum Turns'.F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5.45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18cm" svg:height="14.719cm" xlink:href=".." xlink:type="simple" chart:class="chart:scatter" chart:style-name="ch1">
        <chart:legend chart:legend-position="end" svg:x="15.525cm" svg:y="7.06cm" style:legend-expansion="high" chart:style-name="ch2"/>
        <chart:plot-area chart:style-name="ch3" table:cell-range-address="'Weighted Sum Turns'.B1:'Weighted Sum Turns'.B61 'Weighted Sum Turns'.E1:'Weighted Sum Turns'.E61" chart:data-source-has-labels="row" svg:x="1.359cm" svg:y="0.294cm" svg:width="13.818cm" svg:height="13.15cm">
          <chartooo:coordinate-region svg:x="2.086cm" svg:y="0.494cm" svg:width="12.997cm" svg:height="12.303cm"/>
          <chart:axis chart:dimension="x" chart:name="primary-x" chart:style-name="ch4">
            <chart:title svg:x="7.629cm" svg:y="13.738cm" chart:style-name="ch5">
              <text:p>N. Turns</text:p>
            </chart:title>
          </chart:axis>
          <chart:axis chart:dimension="y" chart:name="primary-y" chart:style-name="ch4">
            <chart:title svg:x="0.451cm" svg:y="8.31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E1:'Weighted Sum Turns'.E1" chart:class="chart:scatter">
            <chart:domain table:cell-range-address="'Weighted Sum Turns'.B2:'Weighted Sum Turns'.B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sMag</text:p>
                <draw:g>
                  <svg:desc>'Weighted Sum Turns'.E1:'Weighted Sum Turn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Wei.B1:Wei.B61 Wei.J1:Wei.J61" chart:data-source-has-labels="row" svg:x="1.331cm" svg:y="0.18cm" svg:width="12.324cm" svg:height="7.659cm">
          <chartooo:coordinate-region svg:x="2.138cm" svg:y="0.379cm" svg:width="11.33cm" svg:height="6.813cm"/>
          <chart:axis chart:dimension="x" chart:name="primary-x" chart:style-name="ch4">
            <chart:title svg:x="6.854cm" svg:y="8.019cm" chart:style-name="ch5">
              <text:p>N. Turns</text:p>
            </chart:title>
          </chart:axis>
          <chart:axis chart:dimension="y" chart:name="primary-y" chart:style-name="ch6">
            <chart:title svg:x="0.451cm" svg:y="4.926cm" chart:style-name="ch7">
              <text:p>Pass rate %</text:p>
            </chart:title>
            <chart:grid chart:style-name="ch8" chart:class="major"/>
          </chart:axis>
          <chart:series chart:style-name="ch9" chart:values-cell-range-address="Wei.J2:Wei.J61" chart:label-cell-address="Wei.J1:Wei.J1" chart:class="chart:scatter">
            <chart:domain table:cell-range-address="Wei.B2:Wei.B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lorer</text:p>
                <draw:g>
                  <svg:desc>Wei.J1:Wei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Wei.B2:Wei.B61</svg:desc>
                </draw:g>
              </table:table-cell>
              <table:table-cell office:value-type="float" office:value="89.3">
                <text:p>89.3</text:p>
                <draw:g>
                  <svg:desc>Wei.J2:Wei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0.7">
                <text:p>20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'.B1:'Weighted Sum'.B61 'Weighted Sum'.F1:'Weighted Sum'.F61" chart:data-source-has-labels="row" svg:x="1.331cm" svg:y="0.18cm" svg:width="11.715cm" svg:height="7.659cm">
          <chartooo:coordinate-region svg:x="1.767cm" svg:y="0.379cm" svg:width="11.18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'.B2:'Weighted Sum'.B61" chart:label-cell-address="'Weighted Sum'.F1:'Weighted Sum'.F1" chart:class="chart:scatter">
            <chart:domain table:cell-range-address="'Weighted Sum'.F2:'Weighted Sum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'.F1:'Weighted Su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2">
                <text:p>2</text:p>
                <draw:g>
                  <svg:desc>'Weighted Sum'.B2:'Weighted Sum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